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cm" fo:margin-right="0cm" fo:margin-top="0cm" fo:margin-bottom="0.499cm" loext:contextual-spacing="false" fo:text-indent="0cm" style:auto-text-indent="false"/>
    </style:style>
    <style:style style:name="P2" style:family="paragraph" style:parent-style-name="Preformatted_20_Text">
      <style:paragraph-properties fo:margin-left="0cm" fo:margin-right="0cm" fo:margin-top="0cm" fo:margin-bottom="0.499cm" loext:contextual-spacing="false" fo:text-indent="0cm" style:auto-text-indent="false"/>
      <style:text-properties fo:color="#000000"/>
    </style:style>
    <style:style style:name="P3" style:family="paragraph" style:parent-style-name="Preformatted_20_Text">
      <style:paragraph-properties fo:margin-left="0cm" fo:margin-right="0cm" fo:margin-top="0cm" fo:margin-bottom="0.499cm" loext:contextual-spacing="false" fo:text-indent="0cm" style:auto-text-indent="false"/>
      <style:text-properties fo:color="#606060"/>
    </style:style>
    <style:style style:name="P4" style:family="paragraph" style:parent-style-name="Preformatted_20_Text">
      <style:paragraph-properties fo:margin-left="0cm" fo:margin-right="0cm" fo:margin-top="0cm" fo:margin-bottom="0.499cm" loext:contextual-spacing="false" fo:text-indent="0cm" style:auto-text-indent="false"/>
      <style:text-properties fo:color="#0000cc" fo:font-weight="bold"/>
    </style:style>
    <style:style style:name="P5" style:family="paragraph" style:parent-style-name="Preformatted_20_Text">
      <style:paragraph-properties fo:margin-left="0cm" fo:margin-right="0cm" fo:margin-top="0cm" fo:margin-bottom="0cm" loext:contextual-spacing="false" fo:text-indent="0cm" style:auto-text-indent="false"/>
    </style:style>
    <style:style style:name="P6"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P7" style:family="paragraph" style:parent-style-name="Preformatted_20_Text">
      <style:paragraph-properties fo:margin-left="0cm" fo:margin-right="0cm" fo:margin-top="0cm" fo:margin-bottom="0cm" loext:contextual-spacing="false" fo:text-indent="0cm" style:auto-text-indent="false"/>
      <style:text-properties fo:color="#606060"/>
    </style:style>
    <style:style style:name="P8" style:family="paragraph" style:parent-style-name="Preformatted_20_Text">
      <style:paragraph-properties fo:margin-left="0cm" fo:margin-right="0cm" fo:margin-top="0cm" fo:margin-bottom="0cm" loext:contextual-spacing="false" fo:text-indent="0cm" style:auto-text-indent="false"/>
      <style:text-properties fo:color="#800000"/>
    </style:style>
    <style:style style:name="P9" style:family="paragraph" style:parent-style-name="Preformatted_20_Text">
      <style:paragraph-properties fo:margin-left="0cm" fo:margin-right="0cm" fo:margin-top="0cm" fo:margin-bottom="0cm" loext:contextual-spacing="false" fo:text-indent="0cm" style:auto-text-indent="false"/>
      <style:text-properties fo:color="#0000cc" fo:font-weight="bold"/>
    </style:style>
    <style:style style:name="T1" style:family="text">
      <style:text-properties fo:color="#000000"/>
    </style:style>
    <style:style style:name="T2" style:family="text">
      <style:text-properties fo:color="#008000"/>
    </style:style>
    <style:style style:name="T3" style:family="text">
      <style:text-properties fo:color="#800000"/>
    </style:style>
    <style:style style:name="T4" style:family="text">
      <style:text-properties fo:color="#0000cc"/>
    </style:style>
    <style:style style:name="T5" style:family="text">
      <style:text-properties fo:color="#0000cc" fo:font-weight="bold"/>
    </style:style>
    <style:style style:name="T6" style:family="text">
      <style:text-properties fo:color="#6060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anomalous muon magnetic moment, </text:span><text:span text:style-name="T2">$a_\mu$</text:span><text:span text:style-name="T1">, is an additional contribution to the lepton's magnetic moment due to loop corrections. This deviation from the magnetic moment predicted by Dirac's theory can be defined as</text:span><text:span text:style-name="T3">\cite</text:span><text:span text:style-name="T1">{lehnerg2}</text:span></text:p>
      <text:p text:style-name="P1"><text:span text:style-name="T3">\noindent</text:span><text:span text:style-name="T1"> where g is the Land</text:span><text:span text:style-name="T3">\'e</text:span><text:span text:style-name="T1"> g-factor. <text:s/></text:span></text:p>
      <text:p text:style-name="P1"><text:span text:style-name="T1">The anomalous muon magnetic moment receives contributions from all sectors of the Standard Model. To make this point manifest, we can split </text:span><text:span text:style-name="T3">\amu</text:span><text:span text:style-name="T1"> based on the contributing sectors</text:span><text:span text:style-name="T3">\cite</text:span><text:span text:style-name="T1">{hoecker},</text:span></text:p>
      <text:p text:style-name="P1"><text:span text:style-name="T3">\noindent</text:span><text:span text:style-name="T1"> corresponding to radiative corrections due to virtual leptons and photons, gauge bosons and hadrons respectively. As a consequence, performing a precision measurement on </text:span><text:span text:style-name="T3">\amu</text:span><text:span text:style-name="T1"> allows us to probe for new physics since any coupling of the muon to undiscovered particles, be it through Standard Model interactions or beyond, will contribute to the anomalous magnetic moment</text:span><text:span text:style-name="T3">\cite</text:span><text:span text:style-name="T1">{fermilab}. Thus, any discrepancies found between the measured </text:span><text:span text:style-name="T3">\amu</text:span><text:span text:style-name="T1"> and the Standard Model prediction could provide hints of interactions that are unaccounted for in the theory. </text:span></text:p>
      <text:p text:style-name="P2">In this literature review, we will first acquaint ourselves with the origin of the anomalous magnetic muon. This is followed by a review of the measurements made in the Brookhaven National Laboratory (BNL) during the E821 experiment. The main section of the review will be devoted to studying the methods used in evaluating hadronic contributions to the anomalous muon magnetic moment. The <text:s/>low energy <text:s/>regime of Quantum Chromodynamics (QCD) is non-perturbative. Thus, we rely on ever-improving numerical techniques developed in the vibrant field of Lattice Quantum Chromodynamics.</text:p>
      <text:p text:style-name="P1"><text:span text:style-name="T1">Here the origin of the anomalous magnetic moment is presented in a brief historical narration. A more detailed account of the history on g-2 can be found in the review by Miller, Rafael and Roberts</text:span><text:span text:style-name="T3">\cite</text:span><text:span text:style-name="T1">{millerg2}.</text:span></text:p>
      <text:p text:style-name="P1"><text:span text:style-name="T1">Experiments such as those performed by Stern and Gerlach in 1922 and Phipps and Taylor in 1927 revealed that the magnetic moment of the atoms in the presence of a non-uniform magnetic field are split into two bands, representing two discrete values for the z-component of the magnetic moment</text:span><text:span text:style-name="T3">\cite</text:span><text:span text:style-name="T1">{phipps}. The interpretation given by Uhlenbeck and Goudsmit was that the unpaired electron in both the silver atoms (Stern </text:span><text:span text:style-name="T3">\&amp;</text:span><text:span text:style-name="T1"> Gerlach) and the hydrogen beam (Phipps </text:span><text:span text:style-name="T3">\&amp;</text:span><text:span text:style-name="T1"> Taylor) has an intrinsic angular momentum built in. This angular momentum, now known as the </text:span><text:span text:style-name="T3">\textit</text:span><text:span text:style-name="T1">{spin} angular momentum, is quantum in nature and is responsible for the discrete values of the magnetic moment.</text:span></text:p>
      <text:p text:style-name="P1"><text:span text:style-name="T1">The magnetic moment, </text:span><text:span text:style-name="T2">$\vec{\mu}$</text:span><text:span text:style-name="T1">, of a charged particle has the following form</text:span><text:span text:style-name="T3">\cite</text:span><text:span text:style-name="T1">{hoecker}</text:span></text:p>
      <text:p text:style-name="P1"><text:span text:style-name="T3">\noindent</text:span><text:span text:style-name="T1"> where </text:span><text:span text:style-name="T2">$q$</text:span><text:span text:style-name="T1"> and </text:span><text:span text:style-name="T2">$m$</text:span><text:span text:style-name="T1"> are the charge and mass of the particle respectively, </text:span><text:span text:style-name="T2">$g$</text:span><text:span text:style-name="T1"> is the Land</text:span><text:span text:style-name="T3">\'e</text:span><text:span text:style-name="T1"> g-factor and </text:span><text:span text:style-name="T2">$\vec{S}$</text:span><text:span text:style-name="T1"> is the spin angular momentum. The two bands observed in the experiments correspond to the fact that the electrons are spin-1/2 particles. Thus, the z-component of the spin may take on two discrete values, </text:span><text:span text:style-name="T2">$s_z=\pm \hbar/2$</text:span><text:span text:style-name="T1">. Using the fact that the experiments measured the z-component of the magnetic moment to be one Bohr magneton, </text:span><text:span text:style-name="T2">$e\hbar/2m_e$</text:span><text:span text:style-name="T1">, the Land</text:span><text:span text:style-name="T3">\'e</text:span><text:span text:style-name="T1"> g-factor is deduced to be </text:span><text:span text:style-name="T2">$g=2$</text:span><text:span text:style-name="T1">.</text:span></text:p>
      <text:p text:style-name="P1"><text:span text:style-name="T1">In fact, the value of the g-factor was also predicted from Dirac's wave equation for relativistic electrons in 1928. The Klein-Gordon equation of the electron can be manipulated</text:span><text:span text:style-name="T3">\cite</text:span><text:span text:style-name="T1">{zee} to yield </text:span></text:p>
      <text:p text:style-name="P1"><text:span text:style-name="T3">\noindent</text:span><text:span text:style-name="T1"> The g-factors for the orbital and spin angular momentum are the coefficients that couple to their respective operators, where we see that g=2 emerges naturally for the spin of an electron.</text:span></text:p>
      <text:p text:style-name="P1"><text:soft-page-break/><text:span text:style-name="T1">However, in 1947, experimental evidence indicated that the splitting due to the hyperfine structure of the hydrogen is larger than that predicted from the Dirac theory</text:span><text:span text:style-name="T3">\cite</text:span><text:span text:style-name="T1">{lehnerg2}. The insight provided by Schwinger is that this is due to loop corrections to the magnetic moment, where the electron radiates virtual particles in the presence of a magnetic field. To account for this discrepancy, we can split the magnetic moment into two pieces,</text:span></text:p>
      <text:p text:style-name="P1"><text:span text:style-name="T3">\noindent</text:span><text:span text:style-name="T1"> where the first piece corresponds to the prediction from Dirac's theory and the second piece, </text:span><text:span text:style-name="T2">$a$</text:span><text:span text:style-name="T1">, is defined in Equation </text:span><text:span text:style-name="T3">\ref</text:span><text:span text:style-name="T1">{amu}. One can then predict </text:span><text:span text:style-name="T2">$a$</text:span><text:span text:style-name="T1"> by computing loop corrections. Although this was originally proposed to resolve the disagreement between measurement and prediction of the electron magnetic moment, we know now that this anomaly is present in both muons and tauons as well. However, for the remainder of this review we will concern ourselves with </text:span><text:span text:style-name="T3">\amu</text:span><text:span text:style-name="T1"> and the justification for this will be provided in the beginning paragraph of </text:span><text:span text:style-name="T3">\S\ref</text:span><text:span text:style-name="T1">{th}.</text:span></text:p>
      <text:p text:style-name="P9"/>
      <text:p text:style-name="P1"><text:span text:style-name="T1">The value for </text:span><text:span text:style-name="T3">\amu</text:span><text:span text:style-name="T1"> has been measured to ever increasing precision in the last 50 years, with the first precision measurement made during the CERN I experiment in 1961</text:span><text:span text:style-name="T3">\cite</text:span><text:span text:style-name="T1">{fermilab} to the more recent E929 experiment in Fermilab that begun taking data in 2017. Since the CERN III experiment in 1974, the general setup for the muon g-2 experiments has been the same, with improvements introduced by the team in Brookhaven National Laboratory (BNL) in the subsequent decades. The discussion below follows the setup from the E821 experiment from BNL</text:span><text:span text:style-name="T3">\cite</text:span><text:span text:style-name="T1">{bnl}.</text:span></text:p>
      <text:p text:style-name="P1"><text:span text:style-name="T1">A beam of protons is accelerated to hit a target. These collisions produce pions, which are steered into a long beamline where they decay into muons and neutrinos. For a process such as </text:span><text:span text:style-name="T2">$\pi^+ \rightarrow \mu^+\nu_\mu$</text:span><text:span text:style-name="T1">, the high energy muons are selected. This selection criteria corresponds to muons which decay in the direction of the original pion's trajcetory. The parity violating nature of the weak interaction means that these muons are exclusively left-handed</text:span><text:span text:style-name="T3">\cite</text:span><text:span text:style-name="T1">{sm}. The polarised beam are then injected into the muon storage ring with cyclotron frequency, </text:span><text:span text:style-name="T2">$\omega_c$</text:span><text:span text:style-name="T1">. They remain in orbit under a uniform magnetic field, </text:span><text:span text:style-name="T2">$B$</text:span><text:span text:style-name="T1">, where the spin of the muons precesses with frequency, </text:span><text:span text:style-name="T2">$\omega_s$</text:span><text:span text:style-name="T1">.</text:span></text:p>
      <text:p text:style-name="P2">By measuring the difference between the cyclotron and spin precession frequency, the anomalous muon magnetic moment can be quantified as</text:p>
      <text:p text:style-name="P1"><text:span text:style-name="T3">\noindent</text:span><text:span text:style-name="T1"> where </text:span><text:span text:style-name="T2">$e$</text:span><text:span text:style-name="T1"> and </text:span><text:span text:style-name="T2">$m$</text:span><text:span text:style-name="T1"> are the charge and mass of the muon respectively, </text:span><text:span text:style-name="T2">$\vec{B}$</text:span><text:span text:style-name="T1"> is the magnetic field perpendicular to the plane of the muon orbit, </text:span><text:span text:style-name="T2">$\vec{E}$</text:span><text:span text:style-name="T1"> is the quadrupole electric field and </text:span><text:span text:style-name="T2">$\vec{\beta}$</text:span><text:span text:style-name="T1"> and </text:span><text:span text:style-name="T2">$\gamma$</text:span><text:span text:style-name="T1"> are the usual relativistic beta and Lorentz factor of the muon respectively. The speed of light </text:span><text:span text:style-name="T2">$c$</text:span><text:span text:style-name="T1"> was also included to give </text:span><text:span text:style-name="T2">$\omega_a$</text:span><text:span text:style-name="T1"> the right dimension. By selecting muons with the ``magic'' momentum, </text:span><text:span text:style-name="T2">$p_\mu=3.094$</text:span><text:span text:style-name="T1">GeV/c corresponding to a Lorentz factor of </text:span><text:span text:style-name="T2">$\gamma\approx 29.3$</text:span><text:span text:style-name="T1">, to enter the muon storage ring, the electric quadrupole term in Equation </text:span><text:span text:style-name="T3">\ref</text:span><text:span text:style-name="T1">{omega_a} vanishes. The determination of </text:span><text:span text:style-name="T3">\amu</text:span><text:span text:style-name="T1"> amounts to precise measurements of the magnetic field </text:span><text:span text:style-name="T2">$B$</text:span><text:span text:style-name="T1"> and the precession frequency, </text:span><text:span text:style-name="T2">$\omega_a$</text:span><text:span text:style-name="T1"> as the following form suggests</text:span></text:p>
      <text:p text:style-name="P1"><text:span text:style-name="T1">The magnetic field can be measured in terms of the NMR frequency of the free proton, </text:span><text:span text:style-name="T2">$\omega_p$</text:span><text:span text:style-name="T1">. Thus, Equation </text:span><text:span text:style-name="T3">\ref</text:span><text:span text:style-name="T1">{omega_a1} can be rewritten as</text:span></text:p>
      <text:p text:style-name="P1"><text:span text:style-name="T3">\noindent</text:span><text:span text:style-name="T1"> where </text:span><text:span text:style-name="T2">$\omega_L$</text:span><text:span text:style-name="T1"> is the Larmor precession of the muon. The muon-to-proton magnetic moment ratio, </text:span><text:span text:style-name="T2">$\lambda$</text:span><text:span text:style-name="T1">, is determined from the measurement of the Zeeman ground state hyperfine transition of the muonium</text:span><text:span text:style-name="T3">\cite</text:span><text:span text:style-name="T1">{muon_hyperfine}. Thus, the BNL experiment E821 was tasked to measure the ratio R in order to determine the value of </text:span><text:span text:style-name="T3">\amu.</text:span></text:p>
      <text:p text:style-name="P1"><text:span text:style-name="T1">From the precision measurements done by W. Liu et al.</text:span><text:span text:style-name="T3">\cite</text:span><text:span text:style-name="T1">{muon_hyperfine}, the muon-to-proton ratio was determined to be, </text:span><text:span text:style-name="T2">$\lambda =3.183 345 13(39)$</text:span><text:span text:style-name="T1">, where te uncertainty quoted is due to statistical errors. The report compiled by G. W. </text:span><text:soft-page-break/><text:span text:style-name="T1">Bennet </text:span><text:span text:style-name="T3">\textit</text:span><text:span text:style-name="T1">{et al.}</text:span><text:span text:style-name="T3">\cite</text:span><text:span text:style-name="T1">{bnl} studied the experimental measurements that were conducted through the years between 1999 to 2001. In total, there were two R ratios for </text:span><text:span text:style-name="T2">$\mu^+$</text:span><text:span text:style-name="T1"> and one for </text:span><text:span text:style-name="T2">$\mu^-$</text:span><text:span text:style-name="T1">, taken from the R99, R00, R01 experiments. By assuming CPT invariance, the average of the three R ratios are</text:span></text:p>
      <text:p text:style-name="P1"><text:span text:style-name="T3">\noindent</text:span><text:span text:style-name="T1"> This gives the experimental value of the anomalous magnetic moment</text:span><text:span text:style-name="T3">\cite</text:span><text:span text:style-name="T1">{millerg2}</text:span></text:p>
      <text:p text:style-name="P1"><text:span text:style-name="T3">\noindent</text:span><text:span text:style-name="T1"> where the statistical and systematic uncertainties are given respectively. With the R01 period finished, the Brookhaven muon g-2 experiments are now formally completed. As mentioned in the opening paragraph of this section, the E929 experiment at Fermilab will aim to further reduce the uncertainties of the </text:span><text:span text:style-name="T3">\amu</text:span><text:span text:style-name="T1"> measurement, with the goal of improving the precision by four-fold</text:span><text:span text:style-name="T3">\cite</text:span><text:span text:style-name="T1">{fermilab}.</text:span></text:p>
      <text:p text:style-name="P3">%The combined uncertainty works out to be 0.54ppm. This demonstrates a 14-fold improvement compared to the uncertainties in the experiments performed at CERN.</text:p>
      <text:p text:style-name="P4"/>
      <text:p text:style-name="P1"><text:span text:style-name="T1">All known charged leptons possess an anomalous magnetic moment. As of 2007, the experimental uncertainty of the muon anomalous magnetic moment is </text:span><text:span text:style-name="T2">$\pm0.05$</text:span><text:span text:style-name="T1">ppm. This is about 770 times larger than that of the electron anomalous magnetic moment</text:span><text:span text:style-name="T3">\cite</text:span><text:span text:style-name="T1">{millerg2}. Despite the greater uncertainty, there is a strong theoretical motivation for using the muon as the main probe for new physics. Namely, it is more sensitive to non-QED contributions than the electron. The contribution to the anomalous magnetic moment due to a massive virtual particle, </text:span><text:span text:style-name="T2">$M_X$</text:span><text:span text:style-name="T1">, scales as </text:span><text:span text:style-name="T2">$(m/M_X)^2$</text:span><text:span text:style-name="T1">, where </text:span><text:span text:style-name="T2">$m$</text:span><text:span text:style-name="T1"> is the mass of the charged lepton. This means that </text:span><text:span text:style-name="T3">\amu</text:span><text:span text:style-name="T1"> is </text:span><text:span text:style-name="T2">$(m_\mu/m_e)^2\approx 40000$</text:span><text:span text:style-name="T1"> more sensitive to such contributions than that of </text:span><text:span text:style-name="T2">$a_e$</text:span><text:span text:style-name="T3">\cite</text:span><text:span text:style-name="T1">{fermilab}. In principle, this would make </text:span><text:span text:style-name="T2">$a_\tau$</text:span><text:span text:style-name="T1"> the best probe for new physics from the lepton sector. However, due to its much shorter lifetime</text:span><text:span text:style-name="T3">\footnote</text:span><text:span text:style-name="T1">{For reference, </text:span><text:span text:style-name="T2">$\tau_\mu=(2.1969811 \pm 0.0000022)×10^{-6}$</text:span><text:span text:style-name="T1">s and </text:span><text:span text:style-name="T2">$\tau_\tau=(290.3 \pm 0.5) × 10^{-15}$</text:span><text:span text:style-name="T1">s</text:span><text:span text:style-name="T3">\cite</text:span><text:span text:style-name="T1">{pdg}.}, this poses a formidable challenge for precision measurements in experiments</text:span><text:span text:style-name="T3">\cite</text:span><text:span text:style-name="T1">{fermilab}.</text:span></text:p>
      <text:p text:style-name="P7"/>
      <text:p text:style-name="P1"><text:span text:style-name="T1">In this section, we will focus on the hadronic contributions to the anomalous muon magnetic moment, </text:span><text:span text:style-name="T2">$a_\mu^\mathrm{had}$</text:span><text:span text:style-name="T1">. As mentioned in the introduction, difficulties in obtaining precise theoretical values arise when we evaluate </text:span><text:span text:style-name="T2">$a_\mu^\mathrm{had}$</text:span><text:span text:style-name="T1"> in the low energy regime. This is because the running strong coupling constant, </text:span><text:span text:style-name="T2">$\alpha_s$</text:span><text:span text:style-name="T1">, becomes large at low energies (</text:span><text:span text:style-name="T2">$E\lesssim2$</text:span><text:span text:style-name="T1">GeV)</text:span><text:span text:style-name="T3">\cite</text:span><text:span text:style-name="T1">{lehnerg2} and we are forced to abandon our standard perturbative methods used in evaluating the QED and electroweak contributions. Instead, we will explore the numerical methods developed for lattice QCD to calculate </text:span><text:span text:style-name="T2">$a_\mu^\mathrm{had}$</text:span><text:span text:style-name="T1">. </text:span></text:p>
      <text:p text:style-name="P1"><text:span text:style-name="T1">The main theoretical uncertainty of </text:span><text:span text:style-name="T3">\amu</text:span><text:span text:style-name="T1"> is dominated by hadronic contributions. Namely, they come from two sources: the hadronic vacuum polarisation, </text:span><text:span text:style-name="T2">$a_\mu^\mathrm{HVP}$</text:span><text:span text:style-name="T1">, which comes in as second order electromagnetic corrections, and light-by-light scattering <text:s/>processes, </text:span><text:span text:style-name="T2">$a_\mu^\mathrm{lbl}$</text:span><text:span text:style-name="T1">, which is present at third order. These are shown in Figure </text:span><text:span text:style-name="T3">\ref</text:span><text:span text:style-name="T1">{hadfeynman}. For the most up-to-date progress on calculating the hadronic vacuum polarisation contributions, we will be following the review written by Della Morte </text:span><text:span text:style-name="T3">\textit</text:span><text:span text:style-name="T1">{et al.}</text:span><text:span text:style-name="T3">\cite</text:span><text:span text:style-name="T1">{dellamorte} in 2017. As for hadronic light-by-light processes, we will follow the progress made by Blum </text:span><text:span text:style-name="T3">\textit</text:span><text:span text:style-name="T1">{et al.}</text:span><text:span text:style-name="T3">\cite</text:span><text:span text:style-name="T1">{blum} in 2016. We will also follow the conventions set up in </text:span><text:span text:style-name="T3">\cite</text:span><text:span text:style-name="T1">{vector}: the Minkowski signature is (+ - - -); Euclidean momenta are denoted by upper case latin letters (</text:span><text:span text:style-name="T2">$K$</text:span><text:span text:style-name="T1">, </text:span><text:span text:style-name="T2">$Q$</text:span><text:span text:style-name="T1"> etc.) and Minkowski momenta by lower case Latin letters (</text:span><text:span text:style-name="T2">$k$</text:span><text:span text:style-name="T1">, </text:span><text:span text:style-name="T2">$q$</text:span><text:span text:style-name="T1"> etc.).</text:span></text:p>
      <text:p text:style-name="P1"><text:span text:style-name="T1">Lattice calculations of </text:span><text:span text:style-name="T2">$a_\mu^\mathrm{HVP}$</text:span><text:span text:style-name="T1"> are done by evaluating a convolution integral over the Euclidean momenta </text:span><text:span text:style-name="T2">$Q^2$</text:span><text:span text:style-name="T1">. This integral (to be </text:span><text:soft-page-break/><text:span text:style-name="T1">defined below) receives the largest contribution when </text:span><text:span text:style-name="T2">$Q^2\approx m_\mu^2\approx 0.01\mathrm{GeV}^2$</text:span><text:span text:style-name="T1">, which corresponds to </text:span></text:p>
      <text:p text:style-name="P1"><text:span text:style-name="T3">\noindent</text:span><text:span text:style-name="T1"> where </text:span><text:span text:style-name="T2">$L$</text:span><text:span text:style-name="T1"> is the typical lattice length.</text:span></text:p>
      <text:p text:style-name="P1"><text:span text:style-name="T1">This becomes an issue as this low momentum falls below the smallest Fourier momentum in the typical lattice size. In particular, the problem lies in the ability to determine the vacuum polarisation function, </text:span><text:span text:style-name="T2">$\Pi(Q^2)$</text:span><text:span text:style-name="T1">, and the additive renormalisation term, </text:span><text:span text:style-name="T2">$\Pi(0)$</text:span><text:span text:style-name="T1">, accurately</text:span><text:span text:style-name="T3">\cite</text:span><text:span text:style-name="T1">{dellamorte}. The paper by Dellta Morte</text:span><text:span text:style-name="T3">\cite</text:span><text:span text:style-name="T1">{dellamorte} proposes two solutions: </text:span></text:p>
      <text:p text:style-name="P5"><text:span text:style-name="T1"/></text:p>
      <text:p text:style-name="P5"><text:span text:style-name="T3">\item</text:span><text:span text:style-name="T1"> Evaluate </text:span><text:span text:style-name="T2">$a_\mu^\mathrm{HVP}$</text:span><text:span text:style-name="T1"> in time-momentum representation,</text:span></text:p>
      <text:p text:style-name="P5"><text:span text:style-name="T3">\item</text:span><text:span text:style-name="T1"> or represent the subtracted vacuum polarisation, </text:span><text:span text:style-name="T2">$\Pi(Q^2)-\Pi(0)$</text:span><text:span text:style-name="T1">, with Pad</text:span><text:span text:style-name="T3">\'</text:span><text:span text:style-name="T1">{e} approximants using time-moments,</text:span></text:p>
      <text:p text:style-name="P1"><text:span text:style-name="T1"/></text:p>
      <text:p text:style-name="P1"><text:span text:style-name="T3">\noindent</text:span><text:span text:style-name="T1"> both of which we will discuss in detail below. </text:span></text:p>
      <text:p text:style-name="P2">We will begin by collecting the tools necessary for lattice QCD. First, we need the electromagnetic current. Recall the piece of the electroweak Lagrangian concerning the quark sector,</text:p>
      <text:p text:style-name="P1"><text:span text:style-name="T3">\noindent</text:span><text:span text:style-name="T1"> where we have used the following convention</text:span><text:span text:style-name="T3">\cite</text:span><text:span text:style-name="T1">{sm},</text:span></text:p>
      <text:p text:style-name="P5"><text:span text:style-name="T1"/></text:p>
      <text:p text:style-name="P1"><text:span text:style-name="T3">\noindent</text:span><text:span text:style-name="T1"> to indicate that the left-handed quarks transform as a doublet and the right-handed quarks transform as a singlet under SU(2)</text:span><text:span text:style-name="T2">$_\mathrm{L}$</text:span><text:span text:style-name="T1">. The covariant derivative, </text:span><text:span text:style-name="T2">$D_\mu$</text:span><text:span text:style-name="T1">, contains gauge fields which can be rearranged to give charged, neutral and electromagnetic interaction terms. The piece of the Lagrangian of interest to us is</text:span></text:p>
      <text:p text:style-name="P1"><text:span text:style-name="T3">\noindent</text:span><text:span text:style-name="T1"> where </text:span><text:span text:style-name="T2">$C_i$</text:span><text:span text:style-name="T1"> are the charge matrices, </text:span><text:span text:style-name="T2">$Y_i$</text:span><text:span text:style-name="T1"> is the hypercharge associated to the quarks and </text:span><text:span text:style-name="T2">$\sigma_3$</text:span><text:span text:style-name="T1"> is the third Pauli matrix. We note the absence of </text:span><text:span text:style-name="T2">$T^3$</text:span><text:span text:style-name="T1"> in </text:span><text:span text:style-name="T2">$C_2$</text:span><text:span text:style-name="T1"> and </text:span><text:span text:style-name="T2">$C_3$</text:span><text:span text:style-name="T1"> is due to the fact that they transform as a singlet under SU(2)</text:span><text:span text:style-name="T2">$_\mathrm{L}$</text:span><text:span text:style-name="T1">. Expanding the Lagrangian in Equation </text:span><text:span text:style-name="T3">\ref</text:span><text:span text:style-name="T1">{ewqLagr}, and inserting the appropriate hypercharges to give the correct quark charges, we find that it simplifies to</text:span></text:p>
      <text:p text:style-name="P1"><text:span text:style-name="T3">\noindent</text:span><text:span text:style-name="T1"> where, for a given quark, </text:span><text:span text:style-name="T2">$q=q_L + q_R$</text:span><text:span text:style-name="T1"> and the ellipses denote the remaining heavier quarks. Using the fact that the above Lagrangian as a U(1)</text:span><text:span text:style-name="T2">$_\mathrm{Y}$</text:span><text:span text:style-name="T1"> symmetry, the electromagnetic current can be easily computed using Noether's theorem to give</text:span></text:p>
      <text:p text:style-name="P1"><text:span text:style-name="T1">With the electromagnetic current, </text:span><text:span text:style-name="T2">$J_\mathrm{EM}^\mu$</text:span><text:span text:style-name="T1">, we can construct the vacuum polarisation tensor in Euclidean space, which is defined as</text:span></text:p>
      <text:p text:style-name="P1"><text:span text:style-name="T3">\noindent</text:span><text:span text:style-name="T1"> where Q is the (Euclidean) momentum. </text:span></text:p>
      <text:p text:style-name="P1"><text:span text:style-name="T1">It turns out that gauge invariance provides a strong constraint on the form </text:span><text:span text:style-name="T2">$\Pi_{\mu\nu}(Q)$</text:span><text:span text:style-name="T1"> can take. From the Ward-Takahashi identity</text:span><text:span text:style-name="T3">\cite</text:span><text:span text:style-name="T1">{zee}, we find that </text:span></text:p>
      <text:p text:style-name="P1"><text:span text:style-name="T3">\noindent</text:span><text:span text:style-name="T1"> where as usual, the repeated Lorentz indices are contracted. Together with Lorentz invariance, the most general tensor structure for </text:span><text:span text:style-name="T2">$\Pi_{\mu\nu}$</text:span><text:span text:style-name="T1"> is</text:span></text:p>
      <text:p text:style-name="P1"><text:span text:style-name="T3">\noindent</text:span><text:span text:style-name="T1"> where </text:span><text:span text:style-name="T2">$\delta_{\mu\nu}$</text:span><text:span text:style-name="T1"> is the Euclidean metric and </text:span><text:span text:style-name="T2">$\Pi(Q^2)$</text:span><text:span text:style-name="T1"> is the vacuum polarisation function.</text:span></text:p>
      <text:p text:style-name="P1"><text:soft-page-break/><text:span text:style-name="T1">With the quantities defined above, we are now in the position to calculate the hadronic vacuum polrisation contribution to </text:span><text:span text:style-name="T2">$a_\mu$</text:span><text:span text:style-name="T1">, which is defined as </text:span></text:p>
      <text:p text:style-name="P1"><text:span text:style-name="T3">\noindent</text:span><text:span text:style-name="T1"> where </text:span><text:span text:style-name="T2">$\alpha$</text:span><text:span text:style-name="T1"> is the electromagnetic coupling constant and </text:span><text:span text:style-name="T2">$K(Q^2;m_\mu^2)$</text:span><text:span text:style-name="T1"> is a kernel function. The kernel here plays the role of an integral transform, intended to map the original domain (Euclidean momenta squared) to a different domain, where the evaluation of the integral may be easier. </text:span></text:p>
      <text:p text:style-name="P1"><text:span text:style-name="T1">In Equation </text:span><text:span text:style-name="T3">\ref</text:span><text:span text:style-name="T1">{ahvp}, we find that the integral makes a significant contribution when </text:span><text:span text:style-name="T2">$Q^2\approx m_\mu^2\approx 0.01$</text:span><text:span text:style-name="T1">GeV</text:span><text:span text:style-name="T2">$^2$</text:span><text:span text:style-name="T1">. As mentioned in the beginning paragrahs, the corresponding long wavelength regime is hard to evaluate on the lattice with available resources. Below, we will look at the solutions proposed by Della Morte</text:span><text:span text:style-name="T3">\cite</text:span><text:span text:style-name="T1">{dellamorte}.</text:span></text:p>
      <text:p text:style-name="P1"><text:span text:style-name="T1">Previously we introduced a kernel function, </text:span><text:span text:style-name="T2">$K(Q^2;m_\mu^2)$</text:span><text:span text:style-name="T1">, into Equation </text:span><text:span text:style-name="T3">\ref</text:span><text:span text:style-name="T1">{ahvp}. It is precisely the mapping property of the kernel that we can exploit to circumvent the long wavelength problem. In this subsection, we will begin with the review on vector correlators by Bernecker </text:span><text:span text:style-name="T3">\textit</text:span><text:span text:style-name="T1">{et al.}</text:span><text:span text:style-name="T3">\cite</text:span><text:span text:style-name="T1">{vector}. First, a slight change of notation: in literature it is often convenient to express the subtracted vacuum polarisation function as</text:span></text:p>
      <text:p text:style-name="P1"><text:span text:style-name="T3">\noindent</text:span><text:span text:style-name="T1"> where the </text:span><text:span text:style-name="T2">$4\pi^2$</text:span><text:span text:style-name="T1"> is present due to convention used. So Equation </text:span><text:span text:style-name="T3">\ref</text:span><text:span text:style-name="T1">{ahvp} is now </text:span></text:p>
      <text:p text:style-name="P1"><text:span text:style-name="T1">In the time momentum representation, the subtracted vacuum polarisation, </text:span><text:span text:style-name="T2">$\hat{\Pi}(Q^2)$</text:span><text:span text:style-name="T1">, is proportional to the vector correlator, </text:span><text:span text:style-name="T2">$G(x_0)$</text:span><text:span text:style-name="T1">. This is a quantity that spatially sums the electromagnetic currents and it is defined as</text:span></text:p>
      <text:p text:style-name="P1"><text:span text:style-name="T3">\noindent</text:span><text:span text:style-name="T1"> where in Euclidean space, the spatial current is antiHermitian, </text:span><text:span text:style-name="T2">$j^\dag_z=-j_z$</text:span><text:span text:style-name="T3">\cite</text:span><text:span text:style-name="T1">{vector}. We recognise that this is equivalent to the inverse Fourier transform of the vacuum polarisation tensor. In particular, the z-z component,</text:span></text:p>
      <text:p text:style-name="P1"><text:span text:style-name="T3">\noindent</text:span><text:span text:style-name="T1"> The tensor structure of </text:span><text:span text:style-name="T2">$\Pi_{zz}$</text:span><text:span text:style-name="T1"> follows from Equation </text:span><text:span text:style-name="T3">\ref</text:span><text:span text:style-name="T1">{tensor structure},</text:span></text:p>
      <text:p text:style-name="P1"><text:span text:style-name="T3">\noindent</text:span><text:span text:style-name="T1"> From Equation </text:span><text:span text:style-name="T3">\ref</text:span><text:span text:style-name="T1">{G and Pi}, we see that </text:span></text:p>
      <text:p text:style-name="P1"><text:span text:style-name="T1">We are interested in the infrared regime, where conventional lattice calculations face difficulties. Expanding the exponential as a power series, we have</text:span></text:p>
      <text:p text:style-name="P5"><text:span text:style-name="T1"/></text:p>
      <text:p text:style-name="P1"><text:span text:style-name="T3">\noindent</text:span><text:span text:style-name="T1"> We note that the first integral on the final line vanishes as we can identify it as the quark number susceptibility of the vacuum. For the term linear in </text:span><text:span text:style-name="T2">$t$</text:span><text:span text:style-name="T1">, we note that </text:span><text:span text:style-name="T2">$G(t)$</text:span><text:span text:style-name="T1"> is an even function, so the integral of </text:span><text:span text:style-name="T2">$G(t)$</text:span><text:span text:style-name="T1"> with </text:span><text:span text:style-name="T2">$t$</text:span><text:span text:style-name="T1"> - an odd function - across the boundaries therefore also vanishes. Keeping the first term, the subtracted vacuum polarisation function is thus</text:span></text:p>
      <text:p text:style-name="P1"><text:span text:style-name="T3">\noindent</text:span><text:span text:style-name="T1"> where in going to the second line, we applied Euler's formula and noted that the </text:span><text:span text:style-name="T2">$i\, \mathrm{sin\,}\omega t$</text:span><text:span text:style-name="T1"> term is an odd function and causes the integral to vanish; in the following line, we gain a factor of 2 from the symmetric integration boundaries and this is used in the trigonometric identity to get the sine squared term in the final line. Inserting a factor of </text:span><text:span text:style-name="T2">$4\pi^2$</text:span><text:span text:style-name="T1">, we arrive at the desired modified expression</text:span></text:p>
      <text:p text:style-name="P1"><text:span text:style-name="T1">Now, we may rewrite our expression for </text:span><text:span text:style-name="T2">$a_\mu^\mathrm{HVP}$</text:span><text:span text:style-name="T1">,</text:span></text:p>
      <text:p text:style-name="P5"><text:span text:style-name="T1"/></text:p>
      <text:p text:style-name="P1"><text:soft-page-break/><text:span text:style-name="T3">\noindent</text:span><text:span text:style-name="T1"> where </text:span><text:span text:style-name="T2">$\tilde{K}(t;m_\mu)$</text:span><text:span text:style-name="T1"> is the time-momentum representation of the original kernel.</text:span></text:p>
      <text:p text:style-name="P1"><text:span text:style-name="T1">In order to evaluate </text:span><text:span text:style-name="T2">$a_\mu^\mathrm{HVP}$</text:span><text:span text:style-name="T1">, we need the correct expression for </text:span><text:span text:style-name="T2">$\tilde{K}(t;m_\mu)$</text:span><text:span text:style-name="T1">. For the remainder of this subsection, we will refer to </text:span><text:span text:style-name="T3">\cite</text:span><text:span text:style-name="T1">{dellamorte} to derive the appropriate expression that can be used on the lattice. Further, we will use </text:span><text:span text:style-name="T2">$\tilde{K}(t;m_\mu)$</text:span><text:span text:style-name="T1"> and </text:span><text:span text:style-name="T2">$\tilde{f}(t)$</text:span><text:span text:style-name="T1"> interchangeably and similarly for </text:span><text:span text:style-name="T2">$K(\omega^2;m_\mu^2)$</text:span><text:span text:style-name="T1"> and </text:span><text:span text:style-name="T2">$f(\omega^2)$</text:span><text:span text:style-name="T1">. </text:span></text:p>
      <text:p text:style-name="P1"><text:span text:style-name="T1">First, we can simplify </text:span><text:span text:style-name="T2">$\tilde{K}(t;m_\mu)$</text:span><text:span text:style-name="T1"> a little more,</text:span></text:p>
      <text:p text:style-name="P1"><text:span text:style-name="T1">Since </text:span><text:span text:style-name="T2">$a_\mu^\mathrm{HVP}$</text:span><text:span text:style-name="T1"> <text:s/>is a dimensionless unit, we can deduce that the mass dimensions of </text:span><text:span text:style-name="T2">$\tilde{f}(t)$</text:span><text:span text:style-name="T1"> is -2 since the integral measure </text:span><text:span text:style-name="T2">$dt$</text:span><text:span text:style-name="T1"> has mass dimensions -1 and the </text:span><text:span text:style-name="T2">$G(t)$</text:span><text:span text:style-name="T1"> term has 4 copies of Dirac fermions integrated over 3-space, giving mass dimensions </text:span><text:span text:style-name="T2">$\frac{3}{2}\cdot 4 - 3 = 3$</text:span><text:span text:style-name="T1">. Therefore, </text:span><text:span text:style-name="T2">$m_\mu^2 \tilde{f}(t)$</text:span><text:span text:style-name="T1"> would make a dimensionless function of </text:span><text:span text:style-name="T2">$m_\mu t$</text:span><text:span text:style-name="T1">. For the moment, we will set </text:span><text:span text:style-name="T2">$m_\mu$</text:span><text:span text:style-name="T1"> to unity. Once we obtain an expression for </text:span><text:span text:style-name="T2">$\tilde{f}(t)$</text:span><text:span text:style-name="T1"> we will restore the appropriate factors by dimensional analysis.</text:span></text:p>
      <text:p text:style-name="P1"><text:span text:style-name="T1">The function </text:span><text:span text:style-name="T2">$f(\omega^2)$</text:span><text:span text:style-name="T1">, which is really </text:span><text:span text:style-name="T2">$K(\omega^2;m_\mu^2)$</text:span><text:span text:style-name="T1"> in disguise, has the following form </text:span></text:p>
      <text:p text:style-name="P1"><text:span text:style-name="T3">\noindent</text:span><text:span text:style-name="T1"> for </text:span><text:span text:style-name="T2">$\omega&gt;0$</text:span><text:span text:style-name="T1">. We introduce an auxillary function, </text:span><text:span text:style-name="T2">$\tilde{g}_\epsilon(t)$</text:span><text:span text:style-name="T1"> as </text:span></text:p>
      <text:p text:style-name="P5"><text:span text:style-name="T1"/></text:p>
      <text:p text:style-name="P1"><text:span text:style-name="T3">\noindent</text:span><text:span text:style-name="T1"> where we have introduced an infrared regulator, </text:span><text:span text:style-name="T2">$\epsilon$</text:span><text:span text:style-name="T1">, to keep </text:span><text:span text:style-name="T2">$\tilde{g}_\epsilon(t)$</text:span><text:span text:style-name="T1"> from diverging in the long wavelength limit where </text:span><text:span text:style-name="T2">$\omega\rightarrow 0$</text:span><text:span text:style-name="T1">. Using the auxillary function, we can identity the following</text:span></text:p>
      <text:p text:style-name="P1"><text:span text:style-name="T3">\noindent</text:span><text:span text:style-name="T1"> Collecting all the terms together, we can re-express </text:span><text:span text:style-name="T2">$\tilde{f}(t)$</text:span><text:span text:style-name="T1"> as </text:span></text:p>
      <text:p text:style-name="P5"><text:span text:style-name="T1"/></text:p>
      <text:p text:style-name="P1"><text:span text:style-name="T1">Consider the </text:span><text:span text:style-name="T2">$\tilde{g}_\epsilon(t)$</text:span><text:span text:style-name="T1"> piece. When expanded out, it reads</text:span></text:p>
      <text:p text:style-name="P1"><text:span text:style-name="T3">\noindent</text:span><text:span text:style-name="T1"> where in going to the second line, we remove some infrared regulators as they are no longer needed to make the integral convergent. Let's focus on the first term in the integrand, that is</text:span></text:p>
      <text:p text:style-name="P5"><text:span text:style-name="T1"/></text:p>
      <text:p text:style-name="P1"><text:span text:style-name="T3">\noindent</text:span><text:span text:style-name="T1"> This integral is difficult to evaluate from brute force integration. Instead, we turn </text:span><text:span text:style-name="T2">$I(t)$</text:span><text:span text:style-name="T1"> into a differential equation that satisfies the following initial conditions</text:span></text:p>
      <text:p text:style-name="P5"><text:span text:style-name="T1"/></text:p>
      <text:p text:style-name="P1"><text:span text:style-name="T3">\noindent</text:span><text:span text:style-name="T1"> where </text:span><text:span text:style-name="T2">$K_0(2t)$</text:span><text:span text:style-name="T1"> is the modified Bessel function of the second kind</text:span><text:span text:style-name="T3">\cite</text:span><text:span text:style-name="T1">{bessel} and the primes indicate time derivatives as usual. For the inhomogenous case, we can express </text:span><text:span text:style-name="T2">$K_0(2t)$</text:span><text:span text:style-name="T1"> with an integral representation </text:span><text:span text:style-name="T3">\cite</text:span><text:span text:style-name="T1">{bessel},</text:span></text:p>
      <text:p text:style-name="P5"><text:span text:style-name="T1"/></text:p>
      <text:p text:style-name="P1"><text:span text:style-name="T3">\noindent</text:span><text:span text:style-name="T1"> Rescaling </text:span><text:span text:style-name="T2">$K_0(t)$</text:span><text:span text:style-name="T1"> with </text:span><text:span text:style-name="T2">$t\rightarrow 2t\,\, \mathrm{and\,}\, u \rightarrow \frac{1}{2}u$</text:span><text:span text:style-name="T1">, we find</text:span></text:p>
      <text:p text:style-name="P5"><text:span text:style-name="T1"/></text:p>
      <text:p text:style-name="P1"><text:span text:style-name="T1">Now we focus on the left hand side of the differential equation. For the particular solution, we can take the Laplace transform of </text:span><text:span text:style-name="T2">$I_p(t)$</text:span><text:span text:style-name="T3">\cite</text:span><text:span text:style-name="T1">{laplace},</text:span></text:p>
      <text:p text:style-name="P5"><text:soft-page-break/><text:span text:style-name="T1"/></text:p>
      <text:p text:style-name="P1"><text:span text:style-name="T3">\noindent</text:span><text:span text:style-name="T1"> and match </text:span><text:span text:style-name="T2">$\tilde{I}(u)$</text:span><text:span text:style-name="T1"> with the right hand side. Doing so, we find that</text:span></text:p>
      <text:p text:style-name="P5"><text:span text:style-name="T1"/></text:p>
      <text:p text:style-name="P1"><text:span text:style-name="T3">\noindent</text:span><text:span text:style-name="T1"> If we look up a table of integral transforms, for example see </text:span><text:span text:style-name="T3">\cite</text:span><text:span text:style-name="T1">{laplace}, we find that the explicit expression for </text:span><text:span text:style-name="T2">$\tilde{I}(u)$</text:span><text:span text:style-name="T1"> is</text:span></text:p>
      <text:p text:style-name="P5"><text:span text:style-name="T1"/></text:p>
      <text:p text:style-name="P1"><text:span text:style-name="T3">\noindent</text:span><text:span text:style-name="T1"> where </text:span><text:span text:style-name="T2">$H(u-2)$</text:span><text:span text:style-name="T1"> is the Heaviside step function. The particular solution is thus </text:span></text:p>
      <text:p text:style-name="P5"><text:span text:style-name="T1"/></text:p>
      <text:p text:style-name="P1"><text:span text:style-name="T3">\noindent</text:span><text:span text:style-name="T1"> where we allow </text:span><text:span text:style-name="T2">$\epsilon\rightarrow 0$</text:span><text:span text:style-name="T1"> as Equation </text:span><text:span text:style-name="T3">\ref</text:span><text:span text:style-name="T1">{particular solution} is a valid solution to the differential equation. We note that </text:span><text:span text:style-name="T2">$I_p(0) = -\frac{1}{4}$</text:span><text:span text:style-name="T1"> and </text:span><text:span text:style-name="T2">$I'(0) = \frac{\pi}{4}$</text:span><text:span text:style-name="T1">. Combining the particular solution with a general solution, </text:span><text:span text:style-name="T2">$I_0(t)$</text:span><text:span text:style-name="T1">, and taking into account the initial conditions, we find the exact expression</text:span></text:p>
      <text:p text:style-name="P5"><text:span text:style-name="T1"/></text:p>
      <text:p text:style-name="P1"><text:span text:style-name="T1">Now, consider the second integrand in Equation </text:span><text:span text:style-name="T3">\ref</text:span><text:span text:style-name="T1">{g_epsilon}, that is</text:span></text:p>
      <text:p text:style-name="P5"><text:span text:style-name="T1"/></text:p>
      <text:p text:style-name="P1"><text:span text:style-name="T1">For later use, we note one of the useful forms of the </text:span><text:span text:style-name="T2">$n$</text:span><text:span text:style-name="T1">'th modified Bessel function of the second kind </text:span><text:span text:style-name="T3">\cite</text:span><text:span text:style-name="T1">{bessel},</text:span></text:p>
      <text:p text:style-name="P5"><text:span text:style-name="T1"/></text:p>
      <text:p text:style-name="P1"><text:span text:style-name="T3">\noindent</text:span><text:span text:style-name="T1"> where </text:span><text:span text:style-name="T2">$\Gamma(n+\frac{1}{2})$</text:span><text:span text:style-name="T1"> is the gamma function. In particular, for half-integer argument, we apply the reflection relation </text:span><text:span text:style-name="T3">\cite</text:span><text:span text:style-name="T1">{reflection}:</text:span></text:p>
      <text:p text:style-name="P5"><text:span text:style-name="T1"/></text:p>
      <text:p text:style-name="P1"><text:span text:style-name="T1">Comparing Equation </text:span><text:span text:style-name="T3">\ref</text:span><text:span text:style-name="T1">{second term} with </text:span><text:span text:style-name="T3">\ref</text:span><text:span text:style-name="T1">{Kn}, we identify that </text:span><text:span text:style-name="T2">$K_0(t)$</text:span><text:span text:style-name="T1"> is needed. Under the rescaling </text:span><text:span text:style-name="T2">$\omega \rightarrow \omega\epsilon$</text:span><text:span text:style-name="T1">, Equation </text:span><text:span text:style-name="T3">\ref</text:span><text:span text:style-name="T1">{second term} matches with </text:span><text:span text:style-name="T2">$K_0(\epsilon t)$</text:span><text:span text:style-name="T1"> as</text:span></text:p>
      <text:p text:style-name="P5"><text:span text:style-name="T1"/></text:p>
      <text:p text:style-name="P1"><text:span text:style-name="T3">\noindent</text:span><text:span text:style-name="T1"> after </text:span><text:span text:style-name="T2">$K_0(\epsilon t)$</text:span><text:span text:style-name="T1"> undergoes </text:span><text:span text:style-name="T2">$\omega \rightarrow \omega t$</text:span><text:span text:style-name="T1"> to restore the correct argument in the cosine and to simultaneously remove the </text:span><text:span text:style-name="T2">$t^2$</text:span><text:span text:style-name="T1"> factor in the denominator.</text:span></text:p>
      <text:p text:style-name="P1"><text:span text:style-name="T1">We obtain the third term in a similar fashion. Note that this integral will be convergent in the long wavelength limit, where </text:span><text:span text:style-name="T2">$\omega\rightarrow 0$</text:span><text:span text:style-name="T1">, so to make the computation easier we can set the infrared regulator, </text:span><text:span text:style-name="T2">$\epsilon$</text:span><text:span text:style-name="T1">, to zero:</text:span></text:p>
      <text:p text:style-name="P5"><text:span text:style-name="T1"/></text:p>
      <text:p text:style-name="P1"><text:span text:style-name="T1">We begin by identifying we need the </text:span><text:span text:style-name="T2">$n=1$</text:span><text:span text:style-name="T1"> version of Equation </text:span><text:span text:style-name="T3">\ref</text:span><text:span text:style-name="T1">{Kn}:</text:span></text:p>
      <text:p text:style-name="P5"><text:span text:style-name="T1"/></text:p>
      <text:p text:style-name="P1"><text:span text:style-name="T3">\noindent</text:span><text:span text:style-name="T1"> where we have used the fact that <text:s/></text:span><text:span text:style-name="T2">$\Gamma(\frac{3}{2})=\frac{\sqrt{\pi}}{2}$</text:span><text:span text:style-name="T1">. To match Equation </text:span><text:span text:style-name="T3">\ref</text:span><text:span text:style-name="T1">{third term} with </text:span><text:span text:style-name="T3">\ref</text:span><text:span text:style-name="T1">{K1}, we need to integrate by parts twice,</text:span></text:p>
      <text:p text:style-name="P5"><text:span text:style-name="T1"/></text:p>
      <text:p text:style-name="P1"><text:span text:style-name="T3">\noindent</text:span><text:span text:style-name="T1"> where in the first line, the integrated term vanish at both limits and in the second line, the integrated term vanishes as </text:span><text:span text:style-name="T2">$\omega\rightarrow \infty$</text:span><text:span text:style-name="T1"> but leaves a factor of </text:span><text:span text:style-name="T2">$1/2t^2$</text:span><text:span text:style-name="T1"> at </text:span><text:span text:style-name="T2">$\omega=0$</text:span><text:span text:style-name="T1">. Thus, we can write Equation </text:span><text:span text:style-name="T3">\ref</text:span><text:span text:style-name="T1">{third term} in terms of </text:span><text:span text:style-name="T2">$K_1(2t)$</text:span><text:span text:style-name="T1">:</text:span></text:p>
      <text:p text:style-name="P5"><text:span text:style-name="T1"/></text:p>
      <text:p text:style-name="P1"><text:span text:style-name="T1">Finally, we can combine all three results to rewrite </text:span><text:span text:style-name="T2">$\tilde{g}_\epsilon(t)$</text:span><text:span text:style-name="T1">:</text:span></text:p>
      <text:p text:style-name="P5"><text:soft-page-break/><text:span text:style-name="T1"/></text:p>
      <text:p text:style-name="P1"><text:span text:style-name="T1">With this explicit version of </text:span><text:span text:style-name="T2">$\tilde{g}_\epsilon(t)$</text:span><text:span text:style-name="T1">, we can subtitude this back into Equation </text:span><text:span text:style-name="T3">\ref</text:span><text:span text:style-name="T1">{ftilde}. Let's consider it term by term, starting with the first on the r.h.s:</text:span></text:p>
      <text:p text:style-name="P5"><text:span text:style-name="T1"/></text:p>
      <text:p text:style-name="P1"><text:span text:style-name="T3">\noindent</text:span><text:span text:style-name="T1"> With foresight, we claim that the </text:span><text:span text:style-name="T2">$\frac{\pi}{4\epsilon}$</text:span><text:span text:style-name="T1"> term will cancel with another copy in the </text:span><text:span text:style-name="T2">$\tilde{g}_\epsilon(0)$</text:span><text:span text:style-name="T1"> term. For now, we focus on the </text:span><text:span text:style-name="T2">$K_0(\epsilon t)$</text:span><text:span text:style-name="T1"> term. First, we note that the modified Bessel functions of the second kind can be expressed as sum formulas</text:span><text:span text:style-name="T3">\cite</text:span><text:span text:style-name="T1">{bessel}. For the </text:span><text:span text:style-name="T2">$n$</text:span><text:span text:style-name="T1">'th order, we have</text:span></text:p>
      <text:p text:style-name="P5"><text:span text:style-name="T1"/></text:p>
      <text:p text:style-name="P1"><text:span text:style-name="T3">\noindent</text:span><text:span text:style-name="T1"> where </text:span><text:span text:style-name="T2">$I_n(t)$</text:span><text:span text:style-name="T1"> is the modified Bessel function of the first kind</text:span><text:span text:style-name="T3">\cite</text:span><text:span text:style-name="T1">{bessel1} and </text:span><text:span text:style-name="T2">$\psi(z)$</text:span><text:span text:style-name="T1"> is the digamma function</text:span><text:span text:style-name="T3">\cite</text:span><text:span text:style-name="T1">{digamma}, which has the following crucial property:</text:span></text:p>
      <text:p text:style-name="P5"><text:span text:style-name="T1"/></text:p>
      <text:p text:style-name="P1"><text:span text:style-name="T3">\noindent</text:span><text:span text:style-name="T1"> where </text:span><text:span text:style-name="T2">$\gamma$</text:span><text:span text:style-name="T1"> is the Euler-Mascheroni constant</text:span><text:span text:style-name="T3">\cite</text:span><text:span text:style-name="T1">{euler-mascheroni}. In particular, for </text:span><text:span text:style-name="T2">$n=0$</text:span><text:span text:style-name="T1"> we have</text:span></text:p>
      <text:p text:style-name="P5"><text:span text:style-name="T1"/></text:p>
      <text:p text:style-name="P1"><text:span text:style-name="T3">\noindent</text:span><text:span text:style-name="T1"> where we group the </text:span><text:span text:style-name="T2">$\epsilon$</text:span><text:span text:style-name="T1"> terms of quadratic order and above as they will tend to zero when we take the limit. Once again, with foresight, we leave the first term on the r.h.s as it will cancel with a similar term in the </text:span><text:span text:style-name="T2">$\tilde{g}_\epsilon(0)$</text:span><text:span text:style-name="T1"> term. Plugging this back into Equation </text:span><text:span text:style-name="T3">\ref</text:span><text:span text:style-name="T1">{lim 1}, we find</text:span></text:p>
      <text:p text:style-name="P5"><text:span text:style-name="T1"/></text:p>
      <text:p text:style-name="P1"><text:span text:style-name="T3">\noindent</text:span><text:span text:style-name="T1"> where we note that in the limit of </text:span><text:span text:style-name="T2">$\epsilon\rightarrow 0$</text:span><text:span text:style-name="T1">, </text:span><text:span text:style-name="T2">$I_0(\epsilon t) \rightarrow 1$</text:span><text:span text:style-name="T1">.</text:span></text:p>
      <text:p text:style-name="P1"><text:span text:style-name="T1">Now, we can focus on the second term in Equation </text:span><text:span text:style-name="T3">\ref</text:span><text:span text:style-name="T1">{ftilde},</text:span></text:p>
      <text:p text:style-name="P5"><text:span text:style-name="T1"/></text:p>
      <text:p text:style-name="P5"><text:span text:style-name="T1"/></text:p>
      <text:p text:style-name="P1"><text:span text:style-name="T3">\noindent</text:span><text:span text:style-name="T1"> where, as promised, the </text:span><text:span text:style-name="T2">$\frac{\pi}{4\epsilon}$</text:span><text:span text:style-name="T1"> term in Equation </text:span><text:span text:style-name="T3">\ref</text:span><text:span text:style-name="T1">{lim 2} will cancel with that in Equation </text:span><text:span text:style-name="T3">\ref</text:span><text:span text:style-name="T1">{lim 1}. The </text:span><text:span text:style-name="T2">$K_0(\epsilon t)$</text:span><text:span text:style-name="T1"> term proceeds as above and cancels the factor of </text:span><text:span text:style-name="T2">$\gamma$</text:span><text:span text:style-name="T1"> in Equation </text:span><text:span text:style-name="T3">\ref</text:span><text:span text:style-name="T1">{lim 11}. Consider the second term of Equation </text:span><text:span text:style-name="T3">\ref</text:span><text:span text:style-name="T1">{lim 2}: for </text:span><text:span text:style-name="T2">$n=1$</text:span><text:span text:style-name="T1">,</text:span></text:p>
      <text:p text:style-name="P5"><text:span text:style-name="T1"/></text:p>
      <text:p text:style-name="P1"><text:span text:style-name="T1">So, in Equation </text:span><text:span text:style-name="T3">\ref</text:span><text:span text:style-name="T1">{lim 2}, we now have</text:span></text:p>
      <text:p text:style-name="P5"><text:span text:style-name="T1"/></text:p>
      <text:p text:style-name="P1"><text:span text:style-name="T1">Now we can focus on the final term on the r.h.s of Equation </text:span><text:span text:style-name="T3">\ref</text:span><text:span text:style-name="T1">{ftilde}. It involves taking the derivatives of </text:span><text:span text:style-name="T2">$\tilde{g}_\epsilon(t)$</text:span><text:span text:style-name="T1">:</text:span></text:p>
      <text:p text:style-name="P5"><text:span text:style-name="T1"/></text:p>
      <text:p text:style-name="P1"><text:span text:style-name="T3">\noindent</text:span><text:span text:style-name="T1"> The key observation to tackling this term is that the derivative of the modified Bessel functions of the second kind have simple expressions. They are:</text:span><text:span text:style-name="T3">\footnote</text:span><text:span text:style-name="T1">{citation needed; I worked it out on mathematica} </text:span></text:p>
      <text:p text:style-name="P5"><text:span text:style-name="T1"/></text:p>
      <text:p text:style-name="P1"><text:span text:style-name="T3">\noindent</text:span><text:span text:style-name="T1"> For easier manipulations, we express them in series formula again. For notational brevity, let the above modified Bessel functions be functions of a general variable </text:span><text:span text:style-name="T2">$t$</text:span><text:span text:style-name="T1">, where we will restore the correct arguments afterwards, we have:</text:span></text:p>
      <text:p text:style-name="P5"><text:span text:style-name="T1"/></text:p>
      <text:p text:style-name="P1"><text:soft-page-break/><text:span text:style-name="T3">\noindent</text:span><text:span text:style-name="T1"> The term which we are interested in is </text:span><text:span text:style-name="T2">$\frac{t}{8}$</text:span><text:span text:style-name="T1"> in </text:span><text:span text:style-name="T2">$3K_1(t) + K_3(t)$</text:span><text:span text:style-name="T1">. With the correct arguments restored, it appears in Equation </text:span><text:span text:style-name="T3">\ref</text:span><text:span text:style-name="T1">{lim 3} as </text:span></text:p>
      <text:p text:style-name="P1"><text:span text:style-name="T3">\noindent</text:span><text:span text:style-name="T1"> where the ellipses denote the unimportant contributions from Equation </text:span><text:span text:style-name="T3">\ref</text:span><text:span text:style-name="T1">{lim 31}.</text:span></text:p>
      <text:p text:style-name="P1"><text:span text:style-name="T1">At last, we can combine Equation </text:span><text:span text:style-name="T3">\ref</text:span><text:span text:style-name="T1">{lim 11}, </text:span><text:span text:style-name="T3">\ref</text:span><text:span text:style-name="T1">{lim 21} and </text:span><text:span text:style-name="T3">\ref</text:span><text:span text:style-name="T1">{lim 32} to obtain an explicit expression of </text:span><text:span text:style-name="T2">$\tilde{f}(t)$</text:span><text:span text:style-name="T1">:</text:span></text:p>
      <text:p text:style-name="P1"><text:span text:style-name="T1"/></text:p>
      <text:p text:style-name="P1"><text:span text:style-name="T1">Recall that before we began deriving this expression, we set the muon mass to unity. We must take extra care now that we are restoring the units, since the r.h.s contains </text:span><text:span text:style-name="T2">$t$</text:span><text:span text:style-name="T1"> terms, which have mass dimensions -1. Since we claimed in the above that </text:span><text:span text:style-name="T2">$\tilde{f}(t)$</text:span><text:span text:style-name="T1"> has mass dimensions -2, an immediate corollary is that </text:span><text:span text:style-name="T2">$m_\mu^2\tilde{f}(t)$</text:span><text:span text:style-name="T1"> would be a dimensionless function of variable </text:span><text:span text:style-name="T2">$\hat{t}=m_\mu t$</text:span><text:span text:style-name="T1">. Restoring the proper units, we finally have</text:span></text:p>
      <text:p text:style-name="P5"><text:span text:style-name="T1"/></text:p>
      <text:p text:style-name="P1"><text:span text:style-name="T1">Thus, we now have an explicit expression for the kernel function, </text:span><text:span text:style-name="T2">$\tilde{K}(t;m_\mu)$</text:span><text:span text:style-name="T1"> from Equation </text:span><text:span text:style-name="T3">\ref</text:span><text:span text:style-name="T1">{amu}. In principle, we can now calculate </text:span><text:span text:style-name="T3">\amu</text:span><text:span text:style-name="T1"> due to the hadronic vacuum polarisation, one contribution for each quark flavour. However, as noted in </text:span><text:span text:style-name="T3">\cite</text:span><text:span text:style-name="T1">{dellamorte}, due to the finite nature of the time direction on the lattice, the difficulty in this approach arises as the Euclidean correlator, </text:span><text:span text:style-name="T2">$G(t)$</text:span><text:span text:style-name="T1">, is integrated to infinite time. Della Morte </text:span><text:span text:style-name="T3">\textit</text:span><text:span text:style-name="T1">{et al.} propose various solutions to this problem. It begins by first splitting the Euclidean correlator into two parts</text:span></text:p>
      <text:p text:style-name="P5"><text:span text:style-name="T1"/></text:p>
      <text:p text:style-name="P1"><text:span text:style-name="T3">\noindent</text:span><text:span text:style-name="T1"> where </text:span><text:span text:style-name="T2">$t^{\mathrm{cut}}$</text:span><text:span text:style-name="T1"> is a free parameter, set based on a choice which balances statistical error and systematic effects on the final value of </text:span><text:span text:style-name="T2">$a_\mu^{\mathrm{HVP}}$</text:span><text:span text:style-name="T1">. </text:span><text:span text:style-name="T2">$G(t)_{\mathrm{inter}}$</text:span><text:span text:style-name="T1"> can be obtained from interpolation of numerical data and </text:span><text:span text:style-name="T2">$G(t)_{\mathrm{ext}}$</text:span><text:span text:style-name="T1"> from extrapolating the correlator using an infinite sum of exponentials. For more details regarding the specific choice of </text:span><text:span text:style-name="T2">$t^{\mathrm{cut}}$</text:span><text:span text:style-name="T1"> and computing </text:span><text:span text:style-name="T2">$G(t)_{\mathrm{ext}}$</text:span><text:span text:style-name="T1"> in a finite volume, we refer to </text:span><text:span text:style-name="T3">\cite</text:span><text:span text:style-name="T1">{dellamorte} and </text:span><text:span text:style-name="T3">\cite</text:span><text:span text:style-name="T1">{vector}.</text:span></text:p>
      <text:p text:style-name="P4"/>
      <text:p text:style-name="P1"><text:span text:style-name="T1">In </text:span><text:span text:style-name="T2">$\S$</text:span><text:span text:style-name="T3">\ref</text:span><text:span text:style-name="T1">{tmr}, we derived an explicit expression for the kernel function such that we may evaluate </text:span><text:span text:style-name="T2">$a_\mu^{\mathrm{HVP}}$</text:span><text:span text:style-name="T1">. Here we explore another method, which involves calculating time moments such that they may be used to construct Pad</text:span><text:span text:style-name="T3">\'</text:span><text:span text:style-name="T1">{e} representations for the subtracted vacuum polarisation function, </text:span><text:span text:style-name="T2">$\hat{\Pi}(Q^2)$</text:span><text:span text:style-name="T3">\cite</text:span><text:span text:style-name="T1">{dellamorte}.</text:span></text:p>
      <text:p text:style-name="P1"><text:span text:style-name="T1">First, we need to introduce an approximation which builds on our knowledge of Taylor expansions. Given a function, </text:span><text:span text:style-name="T2">$f(x)$</text:span><text:span text:style-name="T1">, that is analytic about the origin, we can write the Taylor expansion at </text:span><text:span text:style-name="T2">$x=0$</text:span><text:span text:style-name="T1"> as</text:span></text:p>
      <text:p text:style-name="P5"><text:span text:style-name="T1"/></text:p>
      <text:p text:style-name="P1"><text:span text:style-name="T1">Next, suppose there exists an approximation of </text:span><text:span text:style-name="T2">$f(x)$</text:span><text:span text:style-name="T1"> called </text:span><text:span text:style-name="T2">$P(x)$</text:span><text:span text:style-name="T1"> and suppose it agrees with </text:span><text:span text:style-name="T2">$f(x)$</text:span><text:span text:style-name="T1"> up to some degree </text:span><text:span text:style-name="T2">$k$</text:span><text:span text:style-name="T3">\cite</text:span><text:span text:style-name="T1">{pade}. We can express this as </text:span></text:p>
      <text:p text:style-name="P5"><text:span text:style-name="T1"/></text:p>
      <text:p text:style-name="P1"><text:span text:style-name="T1">If </text:span><text:span text:style-name="T2">$P(x)$</text:span><text:span text:style-name="T1"> can be expressed as a rational function, that is, a ratio of polynomials, then </text:span><text:span text:style-name="T2">$P(x)$</text:span><text:span text:style-name="T1"> is a Pad</text:span><text:span text:style-name="T3">\'</text:span><text:span text:style-name="T1">{e} approximant of order </text:span><text:span text:style-name="T2">$m/n$</text:span><text:span text:style-name="T3">\cite</text:span><text:span text:style-name="T1">{pade}, denoted as </text:span></text:p>
      <text:p text:style-name="P5"><text:span text:style-name="T1"/></text:p>
      <text:p text:style-name="P1"><text:soft-page-break/><text:span text:style-name="T3">\noindent</text:span><text:span text:style-name="T1"> where </text:span><text:span text:style-name="T2">$m,n\in \mathbb{Z}$</text:span><text:span text:style-name="T1">. If the original function </text:span><text:span text:style-name="T2">$f(x)$</text:span><text:span text:style-name="T1"> is known, then the coefficients, </text:span><text:span text:style-name="T2">$a_i$</text:span><text:span text:style-name="T1"> and </text:span><text:span text:style-name="T2">$b_j$</text:span><text:span text:style-name="T1"> can be determined with successive derivatives of </text:span><text:span text:style-name="T2">$f(x)$</text:span><text:span text:style-name="T1"> evaluated at the origin. Naturally, the Pad</text:span><text:span text:style-name="T3">\'</text:span><text:span text:style-name="T1">{e} approximant with increasing order in </text:span><text:span text:style-name="T2">$m$</text:span><text:span text:style-name="T1"> and </text:span><text:span text:style-name="T2">$n$</text:span><text:span text:style-name="T1"> will yield increasingly better approximations of the original function.</text:span></text:p>
      <text:p text:style-name="P1"><text:span text:style-name="T1">Back to evaluating the hadronic vacuum polarisation contribution to </text:span><text:span text:style-name="T2">$a_\mu$</text:span><text:span text:style-name="T1">, we recall that the exact shape of the vacuum polarisation function, </text:span><text:span text:style-name="T2">$\Pi(Q^2)$</text:span><text:span text:style-name="T1">, and its additive renormalisation, </text:span><text:span text:style-name="T2">$\Pi(0)$</text:span><text:span text:style-name="T1">, is difficult to determine to the demanded accuracy in the infrared regime, corresponding to </text:span><text:span text:style-name="T2">$Q^2 \approx 0.01\mathrm{GeV}^2$</text:span><text:span text:style-name="T3">\cite</text:span><text:span text:style-name="T1">{dellamorte}. As an alternate method to the time-momentum representation, Della Morte </text:span><text:span text:style-name="T3">\textit</text:span><text:span text:style-name="T1">{et al.}</text:span><text:span text:style-name="T3">\cite</text:span><text:span text:style-name="T1">{dellamorte} proposes that we replace the vacuum polarisation function, </text:span><text:span text:style-name="T2">$\Pi(\omega^2)$</text:span><text:span text:style-name="T1"> in Equation </text:span><text:span text:style-name="T3">\ref</text:span><text:span text:style-name="T1">{amu} with its Pad</text:span><text:span text:style-name="T3">\'</text:span><text:span text:style-name="T1">{e} approximant. So, we write</text:span></text:p>
      <text:p text:style-name="P5"><text:span text:style-name="T1"/></text:p>
      <text:p text:style-name="P1"><text:span text:style-name="T1">The next task is to determine the exact value of these expansion coefficients. To that end, Della Morte </text:span><text:span text:style-name="T3">\textit</text:span><text:span text:style-name="T1">{et al.} proposes two methods that are currently used in research:</text:span></text:p>
      <text:p text:style-name="P5"><text:span text:style-name="T1"/></text:p>
      <text:p text:style-name="P1"><text:span text:style-name="T1">In this section, we will explore the second option. As in </text:span><text:span text:style-name="T3">\S</text:span><text:span text:style-name="T1"> </text:span><text:span text:style-name="T3">\ref</text:span><text:span text:style-name="T1">{tmr}, this will be based on the paper by Della Morte </text:span><text:span text:style-name="T3">\cite</text:span><text:span text:style-name="T1">{dellamorte}. </text:span></text:p>
      <text:p text:style-name="P1"><text:span text:style-name="T1">For convenience, we restate a couple of the results we had from the beginning paragraphs of </text:span><text:span text:style-name="T3">\S\ref</text:span><text:span text:style-name="T1">{hvp}. We recall the the quark polarisation tensor is the Fourier transform of the vector correlator,</text:span></text:p>
      <text:p text:style-name="P5"><text:span text:style-name="T1"/></text:p>
      <text:p text:style-name="P1"><text:span text:style-name="T3">\noindent</text:span><text:span text:style-name="T1"> Due to Lorentz and O(4) invariance</text:span><text:span text:style-name="T3">\cite</text:span><text:span text:style-name="T1">{vector}, the tensor structure of </text:span><text:span text:style-name="T2">$\Pi_{\mu\nu}(Q)$</text:span><text:span text:style-name="T1"> has the form </text:span></text:p>
      <text:p text:style-name="P5"><text:span text:style-name="T1"/></text:p>
      <text:p text:style-name="P1"><text:span text:style-name="T1">For low </text:span><text:span text:style-name="T2">$Q^2$</text:span><text:span text:style-name="T1">, corresponding to the infrared regime, we can expand the vacuum polarisation function for </text:span><text:span text:style-name="T2">$Q^2=0$</text:span><text:span text:style-name="T1">,</text:span></text:p>
      <text:p text:style-name="P5"><text:span text:style-name="T1"/></text:p>
      <text:p text:style-name="P1"><text:span text:style-name="T3">\noindent</text:span><text:span text:style-name="T1"> where </text:span><text:span text:style-name="T2">$\Pi_0 \equiv \Pi(0)$</text:span><text:span text:style-name="T1"> and </text:span><text:span text:style-name="T2">$\Pi_n$</text:span><text:span text:style-name="T1"> is the </text:span><text:span text:style-name="T2">$n$</text:span><text:span text:style-name="T1">'th expansion coefficient. Choosing </text:span><text:span text:style-name="T2">$Q = (\omega, 0)$</text:span><text:span text:style-name="T1"> as before, we find that </text:span></text:p>
      <text:p text:style-name="P5"><text:span text:style-name="T1"/></text:p>
      <text:p text:style-name="P1"><text:span text:style-name="T3">\noindent</text:span><text:span text:style-name="T1"> and the vacuum polarisation function is now modified as</text:span></text:p>
      <text:p text:style-name="P5"><text:span text:style-name="T1"/></text:p>
      <text:p text:style-name="P2">We now define the time moment as</text:p>
      <text:p text:style-name="P5"><text:span text:style-name="T1"/></text:p>
      <text:p text:style-name="P2">In light of the quantities we prepared prior to the definition, we establish the following relation,</text:p>
      <text:p text:style-name="P5"><text:span text:style-name="T1"/></text:p>
      <text:p text:style-name="P1"><text:span text:style-name="T1">Together with Equation </text:span><text:span text:style-name="T3">\ref</text:span><text:span text:style-name="T1">{hvpf expansion}, we can express the time moments in terms of the vacuum polarisation function at low </text:span><text:span text:style-name="T2">$\omega^2$</text:span><text:span text:style-name="T1">:</text:span></text:p>
      <text:p text:style-name="P5"><text:span text:style-name="T1"/></text:p>
      <text:p text:style-name="P1"><text:span text:style-name="T1">Let us compute the first few orders of </text:span><text:span text:style-name="T2">$n$</text:span><text:span text:style-name="T1">,</text:span></text:p>
      <text:p text:style-name="P5"><text:span text:style-name="T1"/></text:p>
      <text:p text:style-name="P5"><text:span text:style-name="T3">\noindent</text:span><text:span text:style-name="T1"> and similarly for </text:span><text:span text:style-name="T2">$n=3$</text:span><text:span text:style-name="T1">, we have</text:span></text:p>
      <text:p text:style-name="P5"><text:span text:style-name="T1"/></text:p>
      <text:p text:style-name="P2"><text:soft-page-break/>Thus, we establish a relation between the vacuum polarisation function and the time moments,</text:p>
      <text:p text:style-name="P5"><text:span text:style-name="T1"/></text:p>
      <text:p text:style-name="P1"><text:span text:style-name="T3">\noindent</text:span><text:span text:style-name="T1"> where </text:span><text:span text:style-name="T2">$n=1,2,3...$</text:span><text:span text:style-name="T1">. Note that in Equation </text:span><text:span text:style-name="T3">\ref</text:span><text:span text:style-name="T1">{pi0g2}, we have established a relation between the additive renormalisation and a known quantity: </text:span><text:span text:style-name="T2">$G_2$</text:span><text:span text:style-name="T1">. Thus, determining the additive renormalisation </text:span><text:span text:style-name="T2">$\Pi(0)$</text:span><text:span text:style-name="T1"> using time moments amounts to summing the vector correlator over all Euclidean time. </text:span></text:p>
      <text:p text:style-name="P1"><text:span text:style-name="T1">It is precisely these time moments, </text:span><text:span text:style-name="T2">$G_{2n+2}$</text:span><text:span text:style-name="T1"> and their relation to the expansion coefficients of </text:span><text:span text:style-name="T2">$\Pi(\omega^2)$</text:span><text:span text:style-name="T1"> as </text:span><text:span text:style-name="T2">$\omega=0$</text:span><text:span text:style-name="T1"> that allows us to construct a Pad</text:span><text:span text:style-name="T3">\'e</text:span><text:span text:style-name="T1"> approximant for the vacuum polarisation function. Using the parametrisation proposed in </text:span><text:span text:style-name="T3">\cite</text:span><text:span text:style-name="T1">{pade2}, we can rewrite the Pad</text:span><text:span text:style-name="T3">\'e</text:span><text:span text:style-name="T1"> approximant in a more useful form </text:span></text:p>
      <text:p text:style-name="P5"><text:span text:style-name="T1"/></text:p>
      <text:p text:style-name="P1"><text:span text:style-name="T1">By comparing each derivative of the Pad</text:span><text:span text:style-name="T3">\'e</text:span><text:span text:style-name="T1"> approximant with the corresponding derivative of the vacuum polarisation function evaluated at </text:span><text:span text:style-name="T2">$\omega^2=0$</text:span><text:span text:style-name="T1">, we can determine the expansion coefficients of the Pad</text:span><text:span text:style-name="T3">\'e</text:span><text:span text:style-name="T1"> approximant in terms of </text:span><text:span text:style-name="T2">$\Pi_i$</text:span><text:span text:style-name="T1">, with </text:span><text:span text:style-name="T2">$i=1,2,3...,n$</text:span><text:span text:style-name="T1">. For example, let us consider the Pad</text:span><text:span text:style-name="T3">\'e</text:span><text:span text:style-name="T1"> approximant of order </text:span><text:span text:style-name="T2">$m=n=1$</text:span><text:span text:style-name="T1">. Let </text:span><text:span text:style-name="T2">$x=\omega^2$</text:span><text:span text:style-name="T1">, we have </text:span></text:p>
      <text:p text:style-name="P1"><text:span text:style-name="T3">\noindent</text:span><text:span text:style-name="T1"> Putting the expresisons for </text:span><text:span text:style-name="T2">$a_1$</text:span><text:span text:style-name="T1"> and </text:span><text:span text:style-name="T2">$b_1$</text:span><text:span text:style-name="T1"> back into Equation </text:span><text:span text:style-name="T3">\ref</text:span><text:span text:style-name="T1">{pade new}, we find</text:span></text:p>
      <text:p text:style-name="P5"><text:span text:style-name="T1"/></text:p>
      <text:p text:style-name="P1"><text:span text:style-name="T1">Now, with Equation </text:span><text:span text:style-name="T3">\ref</text:span><text:span text:style-name="T1">{pi in terms of time moments}, we can subtitute the corresponding time moments in place of </text:span><text:span text:style-name="T2">$\Pi_i$</text:span><text:span text:style-name="T1"> to obtain a Pad</text:span><text:span text:style-name="T3">\'e</text:span><text:span text:style-name="T1"> approximant of order 1,1 for the vacuum polarisation function, </text:span><text:span text:style-name="T2">$\Pi(\omega^2)$</text:span><text:span text:style-name="T1">. Just as in </text:span><text:span text:style-name="T3">\S</text:span><text:span text:style-name="T1"> </text:span><text:span text:style-name="T3">\ref</text:span><text:span text:style-name="T1">{tmr}, evaluating the time moments involves integrating the correlators over all Euclidean times. To perform this on the lattice, strategies to circumvent the problem of infinite time proposed in </text:span><text:span text:style-name="T3">\cite</text:span><text:span text:style-name="T1">{dellamorte} can be employed.</text:span></text:p>
      <text:p text:style-name="P1"><text:span text:style-name="T1">In this section, we look at the second hadronic contribution to </text:span><text:span text:style-name="T2">$a_\mu^\mathrm{had}$</text:span><text:span text:style-name="T1">. This is due to a process known as the hadronic light-by-light scattering and it is illustrated in Figure </text:span><text:span text:style-name="T3">\ref</text:span><text:span text:style-name="T1">{hadfeynman} and </text:span><text:span text:style-name="T3">\ref</text:span><text:span text:style-name="T1">{hadlbl} below. In contrast to the vacuum polarisation contributions, there are no known methods to determine hadronic light-by-light scattering processes from experimental data or dispersion relation </text:span><text:span text:style-name="T3">\cite</text:span><text:span text:style-name="T1">{blum}. Thus, it is not as well-studied as the former case. A starting point, as suggested by the title of this review, is to calculate the hadronic light-by-light (henceforth abbreviated as HLbL) contributions from first principles by means of lattice QCD. We will be predominantly following the paper written by Blum </text:span><text:span text:style-name="T3">\textit</text:span><text:span text:style-name="T1">{et al.}</text:span><text:span text:style-name="T3">\cite</text:span><text:span text:style-name="T1">{blum} in this section to review possible options for computing HLbL processes on the lattice.</text:span></text:p>
      <text:p text:style-name="P5"><text:span text:style-name="T4">\begin</text:span><text:span text:style-name="T1">{figure}[t]</text:span></text:p>
      <text:p text:style-name="P5"><text:span text:style-name="T1"><text:s text:c="4"/></text:span><text:span text:style-name="T3">\centering</text:span></text:p>
      <text:p text:style-name="P5"><text:span text:style-name="T1"><text:s text:c="4"/></text:span><text:span text:style-name="T5">\includegraphics</text:span><text:span text:style-name="T1">[scale=0.45]{hlblnotated.eps}</text:span><text:span text:style-name="T6">%</text:span></text:p>
      <text:p text:style-name="P5"><text:span text:style-name="T1"><text:s text:c="4"/></text:span><text:span text:style-name="T3">\caption</text:span><text:span text:style-name="T1">{Feynman diagrams depicting hadronic light-by-light contributions to the muon anomalous magnetic moment. Above are two of the 6 possible contributions, each a unique permutation of the internal photon propagator with the external muon line.}</text:span><text:span text:style-name="T6">%</text:span></text:p>
      <text:p text:style-name="P5"><text:span text:style-name="T1"><text:s text:c="4"/></text:span><text:span text:style-name="T5">\label{hadlbl}</text:span><text:span text:style-name="T6">%</text:span></text:p>
      <text:p text:style-name="P1"><text:span text:style-name="T4">\end</text:span><text:span text:style-name="T1">{figure}</text:span></text:p>
      <text:p text:style-name="P1"><text:span text:style-name="T1">It is clear from Figure </text:span><text:span text:style-name="T3">\ref</text:span><text:span text:style-name="T1">{hadlbl} that these contributions begin at the </text:span><text:span text:style-name="T2">$\mathcal{O}(\alpha^3)$</text:span><text:span text:style-name="T1"> order. They involve a fermion loop with four photons attached to it</text:span><text:span text:style-name="T3">\cite</text:span><text:span text:style-name="T1">{lehnerg2}. In our case, we specialise the case to a </text:span><text:span text:style-name="T2">$q-\bar{q}$</text:span><text:span text:style-name="T1"> loop. The identical nature of the photons means there are </text:span><text:span text:style-name="T2">$3!=6$</text:span><text:span text:style-name="T1"> different configurations for the internal photons (labelled by Lorentz indices </text:span><text:soft-page-break/><text:span text:style-name="T2">$\sigma, \kappa, \rho$</text:span><text:span text:style-name="T1">), so one would expect six amplitudes contributing to </text:span><text:span text:style-name="T2">$a_\mu^\mathrm{HLbL}$</text:span><text:span text:style-name="T1"> at </text:span><text:span text:style-name="T2">$\mathcal{O}(\alpha^3)$</text:span><text:span text:style-name="T1"> order.</text:span></text:p>
      <text:p text:style-name="P1"><text:span text:style-name="T1">In order to express </text:span><text:span text:style-name="T2">$a_\mu^\mathrm{HLbL}$</text:span><text:span text:style-name="T1"> in terms that can be computed on the lattice, we begin from the field theoretic point of view and tailor it to yield quantites that can be evaluated using lattice QCD. Following </text:span><text:span text:style-name="T3">\cite</text:span><text:span text:style-name="T1">{zee}, we start with the Dirac equation for a fermion field, </text:span><text:span text:style-name="T2">$\psi$</text:span><text:span text:style-name="T1">,</text:span></text:p>
      <text:p text:style-name="P1"><text:span text:style-name="T3">\noindent</text:span><text:span text:style-name="T1"> where </text:span><text:span text:style-name="T2">$\slashed{\partial} = \gamma^\mu\partial_\mu$</text:span><text:span text:style-name="T1"> and </text:span><text:span text:style-name="T2">$\gamma^\mu$</text:span><text:span text:style-name="T1"> are the four gamma matrices. The contraction of Lorentz indices, </text:span><text:span text:style-name="T2">$\mu$</text:span><text:span text:style-name="T1"> is also assumed. In momentum space, we can decompose </text:span><text:span text:style-name="T2">$\psi$</text:span><text:span text:style-name="T1"> into different modes,</text:span></text:p>
      <text:p text:style-name="P5"><text:span text:style-name="T1"/></text:p>
      <text:p text:style-name="P1"><text:span text:style-name="T3">\noindent</text:span><text:span text:style-name="T1"> where </text:span><text:span text:style-name="T2">$u(p)$</text:span><text:span text:style-name="T1"> are the plane wave solutions</text:span><text:span text:style-name="T3">\cite</text:span><text:span text:style-name="T1">{tong}. In momentum space, Equation </text:span><text:span text:style-name="T3">\ref</text:span><text:span text:style-name="T1">{dirac eq} then becomes</text:span></text:p>
      <text:p text:style-name="P5"><text:span text:style-name="T1"/></text:p>
      <text:p text:style-name="P1"><text:span text:style-name="T3">\noindent</text:span><text:span text:style-name="T1"> If we multiply on the left hand side of Equation </text:span><text:span text:style-name="T3">\ref</text:span><text:span text:style-name="T1">{dirac eq in momentum space} with a factor of </text:span><text:span text:style-name="T2">$\bar{u}(p)\gamma^\mu$</text:span><text:span text:style-name="T1"> and add to it the complex conjugate, we obtain the Gordon decomposition:</text:span></text:p>
      <text:p text:style-name="P5"><text:span text:style-name="T1"/></text:p>
      <text:p text:style-name="P1"><text:span text:style-name="T3">\noindent</text:span><text:span text:style-name="T1"> where </text:span><text:span text:style-name="T2">$S^{\mu\nu} = \frac{1}{2}[\gamma^\mu,\gamma^\nu]$</text:span><text:span text:style-name="T1">. With foresight</text:span><text:span text:style-name="T3">\cite</text:span><text:span text:style-name="T1">{zee}, we note that the second term on the l.h.s involves the spin of the fermion due to the presence of the gamma matrices, and it is this term that gives the magnetic moment.</text:span></text:p>
      <text:p text:style-name="P1"><text:span text:style-name="T1">Next, we consider the matrix element of the electromagnetic current. Sandwiched between the muon initial and final state of momentum and spin </text:span><text:span text:style-name="T2">$p,s$</text:span><text:span text:style-name="T1"> and </text:span><text:span text:style-name="T2">$p',s'$</text:span><text:span text:style-name="T1"> respectively, Lorentz invariance and current conservation gives us</text:span></text:p>
      <text:p text:style-name="P5"><text:span text:style-name="T1"/></text:p>
      <text:p text:style-name="P1"><text:span text:style-name="T3">\noindent</text:span><text:span text:style-name="T1"> where </text:span><text:span text:style-name="T2">$q = p'-p$</text:span><text:span text:style-name="T1"> is the momentum transfer and </text:span><text:span text:style-name="T2">$F_i(q^2)$</text:span><text:span text:style-name="T1"> with </text:span><text:span text:style-name="T2">$i=1,2$</text:span><text:span text:style-name="T1"> are called form factors. Now, we can apply the Gordon decomposition derived in Equation </text:span><text:span text:style-name="T3">\ref</text:span><text:span text:style-name="T1">{gordon decomposition} and obtain</text:span></text:p>
      <text:p text:style-name="P5"><text:span text:style-name="T1"/></text:p>
      <text:p text:style-name="P1"><text:span text:style-name="T1">For small </text:span><text:span text:style-name="T2">$q^2$</text:span><text:span text:style-name="T1">, we can expand the form factors. Considering only terms up to linear order in </text:span><text:span text:style-name="T2">$q$</text:span><text:span text:style-name="T1">,</text:span></text:p>
      <text:p text:style-name="P5"><text:span text:style-name="T1"/></text:p>
      <text:p text:style-name="P1"><text:span text:style-name="T1">We can identify the first term in the brackets on the r.h.s as the electric charge</text:span><text:span text:style-name="T3">\cite</text:span><text:span text:style-name="T1">{zee} of the muon, which can be experimentally observed. The interesting piece contains the magnetic moment of the muon, quantified as </text:span><text:span text:style-name="T2">$F_1(0) + F_2(0)$</text:span><text:span text:style-name="T1">. Since </text:span><text:span text:style-name="T2">$F_1(0)$</text:span><text:span text:style-name="T1">, by definition, is set to unity, any shifts in the leptonic magnetic moment, for example, due to HLbL scattering processes, will be captured by </text:span><text:span text:style-name="T2">$F_2(0)$</text:span><text:span text:style-name="T1">. Thus, we find that </text:span><text:span text:style-name="T3">\cite</text:span><text:span text:style-name="T1">{blum}</text:span></text:p>
      <text:p text:style-name="P5"><text:span text:style-name="T1"/></text:p>
      <text:p text:style-name="P1"><text:span text:style-name="T1">On the lattice, we work with the l.h.s of Equation </text:span><text:span text:style-name="T3">\ref</text:span><text:span text:style-name="T1">{em current with amu encoded}. This establishes a method of comparison between theoretical (l.h.s) and experimentally measured (r.h.s) values. This involves evaluating Euclidean space Green's functions, which contains a muon source and sink with definite incoming and outgoing momenta. According to Blum </text:span><text:span text:style-name="T3">\textit</text:span><text:span text:style-name="T1">{et al.}</text:span><text:span text:style-name="T3">\cite</text:span><text:span text:style-name="T1">{blum}, this is chosen as </text:span><text:span text:style-name="T2">$\vec{Q}/2$</text:span><text:span text:style-name="T1"> and </text:span><text:span text:style-name="T2">$-\vec{Q}/2$</text:span><text:span text:style-name="T1"> respectively, where we remain notationally consistent with </text:span><text:span text:style-name="T2">$\vec{Q}$</text:span><text:span text:style-name="T1"> denoting the Euclidean momentum. </text:span></text:p>
      <text:p text:style-name="P1"><text:span text:style-name="T1">In Euclidean space, the l.h.s of Equation </text:span><text:span text:style-name="T3">\ref</text:span><text:span text:style-name="T1">{em current with amu encoded} becomes</text:span></text:p>
      <text:p text:style-name="P1"><text:soft-page-break/><text:span text:style-name="T3">\noindent</text:span><text:span text:style-name="T1"> which is to be interpreted as a muon being created at the source, denoted by </text:span><text:span text:style-name="T2">$\vec{x}_i$</text:span><text:span text:style-name="T1">, where it interacts with the photon and is annihilated at the sink, denoted by </text:span><text:span text:style-name="T2">$\vec{x}_f$</text:span><text:span text:style-name="T1">. This quantity is equal to the product of electric charge and the amplitude of the process, </text:span><text:span text:style-name="T2">$-e\mathcal{M}(\vec{x}_i,\vec{x}_\mathrm{op},\vec{x}_f)$</text:span><text:span text:style-name="T1">, which is defined as</text:span></text:p>
      <text:p text:style-name="P5"><text:span text:style-name="T1"/></text:p>
      <text:p text:style-name="P1"><text:span text:style-name="T3">\noindent</text:span><text:span text:style-name="T1"> where </text:span><text:span text:style-name="T2">$E=\sqrt{m_\mu^2+|\vec{Q}/2|^2}$</text:span><text:span text:style-name="T1">. We now have an equation for computing the total amplitude of an electromagnetic interaction on the lattice. In Equation </text:span><text:span text:style-name="T3">\ref</text:span><text:span text:style-name="T1">{amplitude on the lattice}, we sum over all local amplitudes </text:span><text:span text:style-name="T2">$\mathcal{M}_\nu(x_i,x_{\mathrm{op}},x_f)$</text:span><text:span text:style-name="T1"> due to every possible sink-source combination on the lattice volume. We note that the exponential factor </text:span><text:span text:style-name="T2">$e^{-i\vec{Q}/2(\vec{x}_f-\vec{x}_i)}$</text:span><text:span text:style-name="T1"> was included to ensure that the total amplitude on the l.h.s is translation invariant. </text:span></text:p>
      <text:p text:style-name="P1"><text:span text:style-name="T1">As mentioned in the opening paragraph of this section, there are </text:span><text:span text:style-name="T2">$3!=6$</text:span><text:span text:style-name="T1"> different Feynman diagrams to consider, each corresponding to different arrangement of the internal photons as illustrated in Figure </text:span><text:span text:style-name="T3">\ref</text:span><text:span text:style-name="T1">{hadlbl}. We can thus re-express the amplitude </text:span><text:span text:style-name="T2">$\mathcal{M}_\nu(x_i,x_\mathrm{op},x_f)$</text:span><text:span text:style-name="T1"> as the sum of these six graphs' amplitude. This can be done by summing over the Feynman amplitudes with different spacetime configurations as</text:span></text:p>
      <text:p text:style-name="P5"><text:span text:style-name="T1"/></text:p>
      <text:p text:style-name="P1"><text:span text:style-name="T3">\noindent</text:span><text:span text:style-name="T1"> where </text:span><text:span text:style-name="T2">$x,y,z$</text:span><text:span text:style-name="T1"> are spacetime points as seen in Figure </text:span><text:span text:style-name="T3">\ref</text:span><text:span text:style-name="T1">{hadlbl}. These specific Feynman amplitudes can be deduced from Feynman rules, easily compiled in texts such as </text:span><text:span text:style-name="T3">\cite</text:span><text:span text:style-name="T1">{tong}. Schematically, we have </text:span></text:p>
      <text:p text:style-name="P5"><text:span text:style-name="T1"/></text:p>
      <text:p text:style-name="P1"><text:span text:style-name="T3">\noindent</text:span><text:span text:style-name="T1"> Formally, it is written as</text:span></text:p>
      <text:p text:style-name="P1"><text:span text:style-name="T3">\noindent</text:span><text:span text:style-name="T1"> where </text:span><text:span text:style-name="T2">$S_\mu$</text:span><text:span text:style-name="T1"> are the muon propagators, </text:span><text:span text:style-name="T2">$G_{\alpha \alpha '}$</text:span><text:span text:style-name="T1"> with </text:span><text:span text:style-name="T2">$\alpha \in \{\rho,\kappa,\sigma \}$</text:span><text:span text:style-name="T1"> are the photon propagators and </text:span><text:span text:style-name="T2">$S_q$</text:span><text:span text:style-name="T1"> are the internal quark propagators. The cubic factor of </text:span><text:span text:style-name="T2">$-ie$</text:span><text:span text:style-name="T1"> at the front comes from the coupling between the internal photon propagator with the muon line. The QCD subscript of the trace represents an average over all QCD gauge configutations. This is responsible for providing the background fields in which the quark propagators can be computed on. The </text:span><text:span text:style-name="T2">$-e$</text:span><text:span text:style-name="T1"> and </text:span><text:span text:style-name="T2">$e_q$</text:span><text:span text:style-name="T1"> are the muon and quark electric charge respectively, where </text:span><text:span text:style-name="T2">$e_q = 2e/3 \, \, \mathrm{or} -e/3$</text:span><text:span text:style-name="T1"> depending on the quark in context. <text:s/></text:span></text:p>
      <text:p text:style-name="P1"><text:span text:style-name="T1">During the time of writing this paper </text:span><text:span text:style-name="T3">\cite</text:span><text:span text:style-name="T1">{blum} in 2015, it is computationally expensive to evaluate </text:span><text:span text:style-name="T2">$\mathcal{F}_\nu$</text:span><text:span text:style-name="T1"> directly on the lattice. Below, we explore two stochastic methods proposed by Blum </text:span><text:span text:style-name="T3">\textit</text:span><text:span text:style-name="T1">{et al.} to circumvent the problem of computing resources.</text:span></text:p>
      <text:p text:style-name="P4"/>
      <text:p text:style-name="P1"><text:span text:style-name="T1">To introduce random sampling using Equation </text:span><text:span text:style-name="T3">\ref</text:span><text:span text:style-name="T1">{Feynman amplitude full} directly is computationaly expensive, even with a single QCD configuration. To that end, we express the total amplitude </text:span><text:span text:style-name="T2">$\mathcal{M}_\nu(\vec{Q})$</text:span><text:span text:style-name="T1"> as an explicit sum of three additional spacetime vertices, </text:span><text:span text:style-name="T2">$x,y,z$</text:span><text:span text:style-name="T1"> at which the internal photon line couples to the quark line </text:span></text:p>
      <text:p text:style-name="P5"><text:span text:style-name="T1"/></text:p>
      <text:p text:style-name="P1"><text:span text:style-name="T3">\noindent</text:span><text:span text:style-name="T1"> where we note that the Feynman amplitude now depends on the Euclidean momentum, </text:span><text:span text:style-name="T2">$\vec{Q}$</text:span><text:span text:style-name="T1">, as well. As before, the factor of </text:span><text:span text:style-name="T2">$e^{i\vec{Q}\cdot\vec{x}_\mathrm{op}}$</text:span><text:span text:style-name="T1"> is present to maintain translation invariance of </text:span><text:span text:style-name="T2">$\mathcal{M}_\nu(\vec{Q})$</text:span><text:span text:style-name="T1">. It is also independent of the time of propogation, </text:span><text:span text:style-name="T2">$t_\mathrm{op}$</text:span><text:span text:style-name="T1">. We can identify this modified Feynman amplitude as </text:span></text:p>
      <text:p text:style-name="P5"><text:span text:style-name="T1"/></text:p>
      <text:p text:style-name="P1"><text:soft-page-break/><text:span text:style-name="T3">\noindent</text:span><text:span text:style-name="T1"> from Equation </text:span><text:span text:style-name="T3">\ref</text:span><text:span text:style-name="T1">{amplitude on the lattice}. Blum </text:span><text:span text:style-name="T3">\textit</text:span><text:span text:style-name="T1">{et al.} then make an arbitrary choice and let </text:span><text:span text:style-name="T2">$\vec{Q} = \frac{2\pi}{L}\vec{z}$</text:span><text:span text:style-name="T1">, where </text:span><text:span text:style-name="T2">$L$</text:span><text:span text:style-name="T1"> is the spatial extent of the lattice. Since the muons are fermions, their propogators, </text:span><text:span text:style-name="T2">$S_\mu$</text:span><text:span text:style-name="T1"> are evaluated in the z-direction with anti-periodic boundary conditions, that is,</text:span></text:p>
      <text:p text:style-name="P5"><text:span text:style-name="T1"/></text:p>
      <text:p text:style-name="P1"><text:span text:style-name="T3">\noindent</text:span><text:span text:style-name="T1"> where </text:span><text:span text:style-name="T2">$P$</text:span><text:span text:style-name="T1"> denotes the period. This is to ensure that trace of an operator remains consistent in the path integral formalism for fermions</text:span><text:span text:style-name="T3">\cite</text:span><text:span text:style-name="T1">{antiperiodic}. </text:span></text:p>
      <text:p text:style-name="P1"><text:span text:style-name="T1">We will now exploit the spacetime translation covariance of </text:span><text:span text:style-name="T2">$F_\nu(\vec{Q},x,y,z,x_\mathrm{op})$</text:span><text:span text:style-name="T1">. Starting with Equation </text:span><text:span text:style-name="T3">\ref</text:span><text:span text:style-name="T1">{total amplitude with spacetime}, we rewrite the arguments that describe the spacetime positions relative to the quark loop. This involves shifting the position variables of </text:span><text:span text:style-name="T2">$F_\nu$</text:span><text:span text:style-name="T1"> by the average, </text:span><text:span text:style-name="T2">$w=\frac{x+y}{2}$</text:span><text:span text:style-name="T1">. In Equation </text:span><text:span text:style-name="T3">\ref</text:span><text:span text:style-name="T1">{total amplitude with spacetime}, this translates to</text:span></text:p>
      <text:p text:style-name="P5"><text:span text:style-name="T1"/></text:p>
      <text:p text:style-name="P1"><text:span text:style-name="T3">\noindent</text:span><text:span text:style-name="T1"> where we have introduced a notational shorthnd for the shifted variables, </text:span><text:span text:style-name="T2">$\tilde{z}=z-w$</text:span><text:span text:style-name="T1"> and </text:span><text:span text:style-name="T2">$\tilde{x}_\mathrm{op}=x_\mathrm{op}-w$</text:span><text:span text:style-name="T1">. In going from the second line to the third, we note that summing over </text:span><text:span text:style-name="T2">$x$</text:span><text:span text:style-name="T1"> and </text:span><text:span text:style-name="T2">$y$</text:span><text:span text:style-name="T1"> after the shift by the average is equivalent to summing over the </text:span><text:span text:style-name="T2">$r=x-y$</text:span><text:span text:style-name="T1"> values, so we can replace the two spacetime summations with </text:span><text:span text:style-name="T2">$r$</text:span><text:span text:style-name="T1">, which is performed only after we have completely summed over the shifted </text:span><text:span text:style-name="T2">$z$</text:span><text:span text:style-name="T1">-direction and the propogation coordinates.</text:span></text:p>
      <text:p text:style-name="P1"><text:span text:style-name="T1">Equation </text:span><text:span text:style-name="T3">\ref</text:span><text:span text:style-name="T1">{amplitude by average} gives a natural strategy to evaluate on the lattice. First, we make a random choice to </text:span><text:span text:style-name="T2">$w$</text:span><text:span text:style-name="T1"> somewhere within the spacetime volume. To ensure that </text:span><text:span text:style-name="T2">$t_f-t_i$</text:span><text:span text:style-name="T1"> is large in accordance to Equation </text:span><text:span text:style-name="T3">\ref</text:span><text:span text:style-name="T1">{amplitude on the lattice}, corresponding to the limit </text:span><text:span text:style-name="T2">$t\rightarrow \pm \infty$</text:span><text:span text:style-name="T1">, we choose, in context of the lattice</text:span></text:p>
      <text:p text:style-name="P5"><text:span text:style-name="T1"/></text:p>
      <text:p text:style-name="P1"><text:span text:style-name="T3">\noindent</text:span><text:span text:style-name="T1"> where </text:span><text:span text:style-name="T2">$T$</text:span><text:span text:style-name="T1"> is the temporal extent of the lattice volume. The coordinate </text:span><text:span text:style-name="T2">$r$</text:span><text:span text:style-name="T1"> can be used to introduce stochastic effects. We can employ </text:span><text:span text:style-name="T2">$r/2$</text:span><text:span text:style-name="T1"> and </text:span><text:span text:style-name="T2">$-r/2$</text:span><text:span text:style-name="T1"> as source locations of two propogators whose sinks are joined at the shifted positions </text:span><text:span text:style-name="T2">$\tilde{z}$</text:span><text:span text:style-name="T1"> and </text:span><text:span text:style-name="T2">$\tilde{x}_\mathrm{op}$</text:span><text:span text:style-name="T1">. When summed over </text:span><text:span text:style-name="T2">$w$</text:span><text:span text:style-name="T1"> and </text:span><text:span text:style-name="T2">$r$</text:span><text:span text:style-name="T1"> and averaged over the QCD gauge configurations, Equation </text:span><text:span text:style-name="T3">\ref</text:span><text:span text:style-name="T1">{amplitude by average} gives the muon-current 3-point function. </text:span></text:p>
      <text:p text:style-name="P2">This method has an advantage that in the limit of infinite volume on the lattice, we only have finite statistical noise.</text:p>
      <text:p text:style-name="P4"/>
      <text:p text:style-name="P1"><text:span text:style-name="T1">In this method, we work with the matrix element of the electromagnetic current in Equation </text:span><text:span text:style-name="T3">\ref</text:span><text:span text:style-name="T1">{em current}. For convenience, we restate it here:</text:span></text:p>
      <text:p text:style-name="P5"><text:span text:style-name="T1"/></text:p>
      <text:p text:style-name="P1"><text:span text:style-name="T1">This contains the form factor </text:span><text:span text:style-name="T2">$F_2(q^2)$</text:span><text:span text:style-name="T1"> multiplied with components of momentum transfer </text:span><text:span text:style-name="T2">$q_\rho$</text:span><text:span text:style-name="T1">. Speacialising in Euclidean momentum, </text:span><text:span text:style-name="T2">$F_2(Q^2)$</text:span><text:span text:style-name="T1"> can be obtained from lattice calculation when </text:span><text:span text:style-name="T2">$Q_\rho \neq 0$</text:span><text:span text:style-name="T1"> such that </text:span><text:span text:style-name="T2">$a_\mu = F_2(0)$</text:span><text:span text:style-name="T1"> can be determined in the limit of </text:span><text:span text:style-name="T2">$Q_\rho\rightarrow 0$</text:span><text:span text:style-name="T1">. However, this is difficult to perform on the lattice since the smallest non-zero momentum component is </text:span><text:span text:style-name="T2">$\frac{2\pi}{L}$</text:span><text:span text:style-name="T1">, where </text:span><text:span text:style-name="T2">$L$</text:span><text:span text:style-name="T1"> is the spatial extent of the lattice. Thus, in the limit of </text:span><text:span text:style-name="T2">$Q_\rho \rightarrow 0$</text:span><text:span text:style-name="T1"> we require </text:span><text:span text:style-name="T2">$L\rightarrow\infty$</text:span><text:span text:style-name="T1">, which corresponds to the infinite volume limit. A solution to the problem of finite computation resource is to define a spatial moment for the Feynman amplitude, which in turn determines the matrix element of </text:span><text:span text:style-name="T2">$J_\nu(0)$</text:span><text:span text:style-name="T1">, as we will see below.</text:span></text:p>
      <text:p text:style-name="P1"><text:soft-page-break/><text:span text:style-name="T1">We begin with Equation </text:span><text:span text:style-name="T3">\ref</text:span><text:span text:style-name="T1">{amplitude by average}. For convenience, we drop the tilde on the shifted variables</text:span></text:p>
      <text:p text:style-name="P5"><text:span text:style-name="T1"/></text:p>
      <text:p text:style-name="P1"><text:span text:style-name="T3">\noindent</text:span><text:span text:style-name="T1"> where we have also added a superscript </text:span><text:span text:style-name="T2">$c$</text:span><text:span text:style-name="T1"> in foresight of working towards the electromagnetic current. </text:span><text:span text:style-name="T2">$\mathcal{F}^c_\nu$</text:span><text:span text:style-name="T1"> has the same dependence on </text:span><text:span text:style-name="T2">$x_\mathrm{op}$</text:span><text:span text:style-name="T1"> as </text:span><text:span text:style-name="T2">$J_\nu$</text:span><text:span text:style-name="T1">, which means it also obeys the same Ward identity. This can be expressed as </text:span></text:p>
      <text:p text:style-name="P5"><text:span text:style-name="T1"/></text:p>
      <text:p text:style-name="P1"><text:span text:style-name="T3">\noindent</text:span><text:span text:style-name="T1"> where the contraction of the Lorentz index </text:span><text:span text:style-name="T2">$\nu$</text:span><text:span text:style-name="T1"> is implied. We also remind ourselves that in Euclidean space, the covariant and contravariant indices bear no distinction. Here, </text:span><text:span text:style-name="T2">$\Delta_{\mathrm{(op)}\nu}$</text:span><text:span text:style-name="T1"> is the backwards lattice measure of change, defined as </text:span></text:p>
      <text:p text:style-name="P1"><text:span text:style-name="T3">\noindent</text:span><text:span text:style-name="T1"> which we recall is the difference in values of </text:span><text:span text:style-name="T2">$f$</text:span><text:span text:style-name="T1"> between neighbouring lattice sites, where </text:span><text:span text:style-name="T2">$a$</text:span><text:span text:style-name="T1"> is the lattice spacing. </text:span></text:p>
      <text:p text:style-name="P1"><text:span text:style-name="T1">Now, the key step is to replace </text:span><text:span text:style-name="T2">$e^{i\vec{Q}\cdot\vec{x}_\mathrm{op}}$</text:span><text:span text:style-name="T1"> with </text:span><text:span text:style-name="T2">$e^{i\vec{Q}\cdot\vec{x}_\mathrm{op}}-1$</text:span><text:span text:style-name="T1">, giving</text:span></text:p>
      <text:p text:style-name="P5"><text:span text:style-name="T1"/></text:p>
      <text:p text:style-name="P1"><text:span text:style-name="T1">This is perfectly consistent with Equation </text:span><text:span text:style-name="T3">\ref</text:span><text:span text:style-name="T1">{amplitude by average repeated} since the factor of -1 introduced will vanish due to the Ward identity. This is demonstrated below, with arguments suppressed,</text:span></text:p>
      <text:p text:style-name="P5"><text:span text:style-name="T1"/></text:p>
      <text:p text:style-name="P1"><text:span text:style-name="T3">\noindent</text:span><text:span text:style-name="T1"> which is as we claimed in the paragraph above, assuming that the surface term </text:span><text:span text:style-name="T2">$\Delta_\nu(x_\rho F_\nu)$</text:span><text:span text:style-name="T1"> goes to zero sufficiently fast upon summation.</text:span></text:p>
      <text:p text:style-name="P1"><text:span text:style-name="T1">Now, we can expand Equation </text:span><text:span text:style-name="T3">\ref</text:span><text:span text:style-name="T1">{amplitude by average -1} in </text:span><text:span text:style-name="T2">$\vec{Q}$</text:span><text:span text:style-name="T1"> from both the exponential and the amplitude. Once again, we suppress the irrelevant arguments to prevent a cluttering of notation. To linear order in small </text:span><text:span text:style-name="T2">$\vec{Q}$</text:span><text:span text:style-name="T1">, </text:span></text:p>
      <text:p text:style-name="P5"><text:span text:style-name="T1"/></text:p>
      <text:p text:style-name="P1"><text:span text:style-name="T3">\noindent</text:span><text:span text:style-name="T1"> taking the derivative of </text:span><text:span text:style-name="T2">$\mathcal{\vec{Q}}$</text:span><text:span text:style-name="T1"> and evaluating it at </text:span><text:span text:style-name="T2">$\vec{Q}=0$</text:span><text:span text:style-name="T1">,</text:span></text:p>
      <text:p text:style-name="P5"><text:span text:style-name="T1"/></text:p>
      <text:p text:style-name="P1"><text:span text:style-name="T1">This equation is derived in an infinite spacetime volume, captured by the fact that </text:span><text:span text:style-name="T2">$\mathcal{M}_\nu(\vec{Q})$</text:span><text:span text:style-name="T1"> has neither spacetime dependence nor arguments in </text:span><text:span text:style-name="T2">$x_\mathrm{op}$</text:span><text:span text:style-name="T1">. However, since </text:span><text:span text:style-name="T2">$\mathcal{F}^c_\nu$</text:span><text:span text:style-name="T1"> is a function of </text:span><text:span text:style-name="T2">$r$</text:span><text:span text:style-name="T1"> and </text:span><text:span text:style-name="T2">$-r$</text:span><text:span text:style-name="T1">, the average, by symmetry, is location at the origin. which means that </text:span><text:span text:style-name="T2">$F_\nu^c$</text:span><text:span text:style-name="T1"> deceases exponenetially with increasing </text:span><text:span text:style-name="T2">$|x_\mathrm{op}|$</text:span><text:span text:style-name="T1">. In terms of lattice QCD, this implies that the summation can be carried out in a large but nonetheless finite volume with exponentially small corrections.</text:span></text:p>
      <text:p text:style-name="P1"><text:span text:style-name="T1">We want to make contact with the form factor, </text:span><text:span text:style-name="T2">$F_2(0)$</text:span><text:span text:style-name="T1"> in Equation </text:span><text:span text:style-name="T3">\ref</text:span><text:span text:style-name="T1">{em current (repeated)} since this is where we can compute </text:span><text:span text:style-name="T2">$a_\mu$</text:span><text:span text:style-name="T1">. We know that the l.h.s of Equation </text:span><text:span text:style-name="T3">\ref</text:span><text:span text:style-name="T1">{em current (repeated)} is equal to </text:span><text:span text:style-name="T2">$-e\mathcal{M}_\nu$</text:span><text:span text:style-name="T1">. In Euclidean space,</text:span></text:p>
      <text:p text:style-name="P5"><text:span text:style-name="T1"/></text:p>
      <text:p text:style-name="P1"><text:span text:style-name="T3">\noindent</text:span><text:span text:style-name="T1"> where we picked up a minus sign for the </text:span><text:span text:style-name="T2">$Q_\mu$</text:span><text:span text:style-name="T1"> terms due to the relabelling </text:span><text:span text:style-name="T2">$\mu\rightarrow\nu$</text:span><text:span text:style-name="T1"> and </text:span><text:span text:style-name="T2">$\nu\rightarrow\mu$</text:span><text:span text:style-name="T1">.</text:span></text:p>
      <text:p text:style-name="P1"><text:span text:style-name="T1">In the limit of </text:span><text:span text:style-name="T2">$t_i \rightarrow -\infty$</text:span><text:span text:style-name="T1"> and </text:span><text:span text:style-name="T2">$t_f \rightarrow \infty$</text:span><text:span text:style-name="T1">, </text:span><text:span text:style-name="T2">$u(Q,s$</text:span><text:span text:style-name="T1"> and </text:span><text:span text:style-name="T2">$\bar{u}(Q',s')$</text:span><text:span text:style-name="T1"> become energy eigenstates of the free theory Hamiltonian </text:span><text:span text:style-name="T3">\cite</text:span><text:span text:style-name="T1">{tong}. This allow us to write</text:span></text:p>
      <text:p text:style-name="P5"><text:soft-page-break/><text:span text:style-name="T1"/></text:p>
      <text:p text:style-name="P1"><text:span text:style-name="T3">\noindent</text:span><text:span text:style-name="T1"> where </text:span><text:span text:style-name="T2">$Q^\pm = (iE,\pm \vec{Q}/2)$</text:span><text:span text:style-name="T1"> and </text:span><text:span text:style-name="T2">$E=\sqrt{m_\mu^2 + |\vec{Q}/2|^2}$</text:span><text:span text:style-name="T1">. Equation </text:span><text:span text:style-name="T3">\ref</text:span><text:span text:style-name="T1">{amplitude - emcurrent element} now takes the following form</text:span></text:p>
      <text:p text:style-name="P5"><text:span text:style-name="T1"/></text:p>
      <text:p text:style-name="P1"><text:span text:style-name="T3">\noindent</text:span><text:span text:style-name="T1"> where we have omitted the </text:span><text:span text:style-name="T2">$F_1(Q^2)$</text:span><text:span text:style-name="T1"> term since we are only interested in contributions to </text:span><text:span text:style-name="T2">$a_\mu$</text:span><text:span text:style-name="T1">.</text:span></text:p>
      <text:p text:style-name="P1"><text:span text:style-name="T1">To make contact with Equation </text:span><text:span text:style-name="T3">\ref</text:span><text:span text:style-name="T1">{moment hlbl}, we expand the r.h.s of Equation </text:span><text:span text:style-name="T3">\ref</text:span><text:span text:style-name="T1">{amplitude - emcurrent element f2 only} to linear order in the limit of small momentum transfer, </text:span><text:span text:style-name="T2">$Q=0$</text:span><text:span text:style-name="T1">. Then, take the derivative with respect to </text:span><text:span text:style-name="T2">$Q_i$</text:span><text:span text:style-name="T1"> and then evaluate the expression at </text:span><text:span text:style-name="T2">$Q=0$</text:span><text:span text:style-name="T1">. For the moment, define </text:span><text:span text:style-name="T2">$f^{-}(Q) = (-i\slashed Q^{-} + m_\mu)/2E$</text:span><text:span text:style-name="T1"> and similarly for the primed positive energy solution as the expansion in the limit of small Q,</text:span></text:p>
      <text:p text:style-name="P1"><text:span text:style-name="T3">\noindent</text:span><text:span text:style-name="T1"> where the </text:span><text:span text:style-name="T2">$\cdots$</text:span><text:span text:style-name="T1"> denote terms including derivatives of </text:span><text:span text:style-name="T2">$f'^+$</text:span><text:span text:style-name="T1"> and </text:span><text:span text:style-name="T2">$f^-$</text:span><text:span text:style-name="T1">, which will vanish when </text:span><text:span text:style-name="T2">$Q=0$</text:span><text:span text:style-name="T1"> due to the </text:span><text:span text:style-name="T2">$Q_\nu$</text:span><text:span text:style-name="T1"> coupled to </text:span><text:span text:style-name="T2">$F_2(Q^2)$</text:span><text:span text:style-name="T1">. Now if we sandwich Equation </text:span><text:span text:style-name="T3">\ref</text:span><text:span text:style-name="T1">{moment - f2} with zero momentum positive energy eigenstates, </text:span><text:span text:style-name="T2">$\bar{u}(s')$</text:span><text:span text:style-name="T1"> and </text:span><text:span text:style-name="T2">$u(s)$</text:span><text:span text:style-name="T1">, on the r.h.s we get the term</text:span></text:p>
      <text:p text:style-name="P5"><text:span text:style-name="T4"/></text:p>
      <text:p text:style-name="P1"><text:span text:style-name="T1">Now, if we write out explicitly the expansions </text:span><text:span text:style-name="T2">$f'^+(Q)$</text:span><text:span text:style-name="T1"> and </text:span><text:span text:style-name="T2">$f^-(Q)$</text:span><text:span text:style-name="T1">, we have</text:span></text:p>
      <text:p text:style-name="P5"><text:span text:style-name="T1"/></text:p>
      <text:p text:style-name="P1"><text:span text:style-name="T3">\noindent</text:span><text:span text:style-name="T1"> where in going to the penultimate line, we used Equation </text:span><text:span text:style-name="T3">\ref</text:span><text:span text:style-name="T1">{dirac eq in momentum space}. We note the </text:span><text:span text:style-name="T2">$\mathcal{O}(Q)$</text:span><text:span text:style-name="T1"> terms will vanish since the final expression is evaluated at </text:span><text:span text:style-name="T2">$Q=0$</text:span><text:span text:style-name="T1">. We get a similar term for </text:span><text:span text:style-name="T2">$f^-(Q)u(s)$</text:span><text:span text:style-name="T1">:</text:span></text:p>
      <text:p text:style-name="P1"><text:span text:style-name="T1">Finally, we can put all the terms together and evaluate at </text:span><text:span text:style-name="T2">$Q=0$</text:span><text:span text:style-name="T1">, giving us</text:span></text:p>
      <text:p text:style-name="P5"><text:span text:style-name="T1"/></text:p>
      <text:p text:style-name="P1"><text:span text:style-name="T1">Specialising in the spatial component, </text:span><text:span text:style-name="T2">$\nu=j$</text:span><text:span text:style-name="T1">, we introduce the expression for </text:span><text:span text:style-name="T2">$\mathcal{M}_\nu$</text:span><text:span text:style-name="T1"> into Equation </text:span><text:span text:style-name="T3">\ref</text:span><text:span text:style-name="T1">{moment - f2 final},</text:span></text:p>
      <text:p text:style-name="P5"><text:span text:style-name="T1"/></text:p>
      <text:p text:style-name="P1"><text:span text:style-name="T1">Multipling Equation </text:span><text:span text:style-name="T3">\ref</text:span><text:span text:style-name="T1">{feynman amplitude - f2} by </text:span><text:span text:style-name="T2">$\frac{1}{2}\epsilon_{ijk}$</text:span><text:span text:style-name="T1">, we get a vector equation</text:span></text:p>
      <text:p text:style-name="P1"><text:span text:style-name="T3">\noindent</text:span><text:span text:style-name="T1"> where </text:span><text:span text:style-name="T2">$\Sigma_k = \frac{1}{4i}\epsilon_{ijk}[\gamma^i,\gamma^j]$</text:span><text:span text:style-name="T1">. We also note that the term </text:span><text:span text:style-name="T2">$i\mathcal{F}^c(0)$</text:span><text:span text:style-name="T1"> is equivalent to the quantum mechanical current. Indeed, the l.h.s of Equation </text:span><text:span text:style-name="T3">\ref</text:span><text:span text:style-name="T1">{feynman amplitude - f2 final} has the same form as a magnetic moment, </text:span><text:span text:style-name="T2">$\mu$</text:span><text:span text:style-name="T1">, produced by a static (time-independent), localised current, </text:span><text:span text:style-name="T2">$J(r)$</text:span><text:span text:style-name="T1">. In the continuum form, </text:span></text:p>
      <text:p text:style-name="P5"><text:span text:style-name="T1"/></text:p>
      <text:p text:style-name="P1"><text:span text:style-name="T3">\noindent</text:span><text:span text:style-name="T1"> where </text:span><text:span text:style-name="T2">$\vec{\mu}$</text:span><text:span text:style-name="T1"> is the magnetic moment vector, </text:span><text:span text:style-name="T2">$\vec{r}$</text:span><text:span text:style-name="T1"> is the position vector and </text:span><text:span text:style-name="T2">$\vec{J}(\vec{r})$</text:span><text:span text:style-name="T1"> is the classical electric current. For the details regarding the relation between Equation </text:span><text:span text:style-name="T3">\ref</text:span><text:span text:style-name="T1">{magnetic moment analogy} and </text:span><text:span text:style-name="T3">\ref</text:span><text:span text:style-name="T1">{feynman amplitude - f2 final}, we refer to </text:span><text:span text:style-name="T3">\cite</text:span><text:span text:style-name="T1">{blum}.</text:span></text:p>
      <text:p text:style-name="P1"><text:span text:style-name="T1">The </text:span><text:span text:style-name="T2">$\vec{x}_{\mathrm{op}} \times i\bar{u}(s')\vec{\mathcal{F}}^c(0)u(s)$</text:span><text:span text:style-name="T1"> is the sought after expression, known as the (spatial) moment of the Feynman amplitude. When we trace back the derivation, we note that this expression originates from the matrix element of the electromagnetic current, for example see Equation </text:span><text:span text:style-name="T3">\ref</text:span><text:span text:style-name="T1">{em current (repeated)} and </text:span><text:span text:style-name="T3">\ref</text:span><text:span text:style-name="T1">{moment hlbl}. As mentioned in the paragraph below Equation </text:span><text:span text:style-name="T3">\ref</text:span><text:span text:style-name="T1">{moment hlbl}, the presence of the Feynman amplitude </text:span><text:span text:style-name="T2">$\mathcal{F}_\nu$</text:span><text:span text:style-name="T1"> allows us to study the HLbL contributions at finite, albeit large volume on the lattice with small corrections, thereby circumventing the problem of taking </text:span><text:span text:style-name="T2">$L\rightarrow \infty$</text:span><text:span text:style-name="T1">.</text:span></text:p>
      <text:p text:style-name="P1"><text:soft-page-break/><text:span text:style-name="T1">The anomalous muon magnetic moment, </text:span><text:span text:style-name="T2">$a_\mu$</text:span><text:span text:style-name="T1">, is defined as the deviation from the Dirac moment</text:span><text:span text:style-name="T3">\cite</text:span><text:span text:style-name="T1">{zee}. This effect is due to radiative and higher order loop corrections. As such, the anomalous muon magnetic moment serves as an excellent low energy probe for new physics</text:span><text:span text:style-name="T3">\cite</text:span><text:span text:style-name="T1">{millerg2}, which appears as a discrepancy between the experimentally measured </text:span><text:span text:style-name="T2">$a_\mu$</text:span><text:span text:style-name="T1"> to that predicted by the Standard Model. The measurements made at the Brookhaven National Laboratory in the course of 1999 to 2001 yielded an experimental value of </text:span><text:span text:style-name="T3">\cite</text:span><text:span text:style-name="T1">{millerg2}</text:span></text:p>
      <text:p text:style-name="P5"><text:span text:style-name="T1"/></text:p>
      <text:p text:style-name="P1"><text:span text:style-name="T3">\noindent</text:span><text:span text:style-name="T1"> where the current experiment, E989, at Fermilab promises to increase the precision of the reuslt by four-fold</text:span><text:span text:style-name="T3">\cite</text:span><text:span text:style-name="T1">{fermilab}.</text:span></text:p>
      <text:p text:style-name="P1"><text:span text:style-name="T1">The theoretical predictions must match in terms of precision with the ever-improving experimental setups. Recent progress by Aoyama </text:span><text:span text:style-name="T3">\textit</text:span><text:span text:style-name="T1">{et al.} in </text:span><text:span text:style-name="T3">\cite</text:span><text:span text:style-name="T1">{aoyama} have computed QED contributions to </text:span><text:span text:style-name="T2">$a_\mu^\mathrm{SM}$</text:span><text:span text:style-name="T1"> up to the tenth order and Gnendiger </text:span><text:span text:style-name="T3">\textit</text:span><text:span text:style-name="T1">{et al.}</text:span><text:span text:style-name="T3">\cite</text:span><text:span text:style-name="T1">{gnendiger} have completed the EW contributions up to two loops. Together, the QED and EW contributions yield</text:span></text:p>
      <text:p text:style-name="P5"><text:span text:style-name="T1"/></text:p>
      <text:p text:style-name="P1"><text:span text:style-name="T3">\noindent</text:span><text:span text:style-name="T1"> where the uncertainty in QED contributions come from measurement of the Rydberg constant</text:span><text:span text:style-name="T3">\cite</text:span><text:span text:style-name="T1">{aoyama} and the EW contributions come from three-loop and hadronic contributions</text:span><text:span text:style-name="T3">\cite</text:span><text:span text:style-name="T1">{gnendiger}.</text:span></text:p>
      <text:p text:style-name="P1"><text:span text:style-name="T1">While the QED contributions are dominant in </text:span><text:span text:style-name="T2">$a_\mu^\mathrm{SM}$</text:span><text:span text:style-name="T1">, the main theoretical uncertainty originates from hadronic contributions. This literature review focusses on the two hadronic contributions - the hadronic vacuum polarisation and the hadronic light-by-light scattering processes - and the numerical techniques applied in lattice QCD to evaluate them.</text:span></text:p>
      <text:p text:style-name="P1"><text:span text:style-name="T1">The hadronic vacuum polsarisation makes its contribution to </text:span><text:span text:style-name="T2">$a_\mu^\mathrm{had}$</text:span><text:span text:style-name="T1"> via Equation </text:span><text:span text:style-name="T3">\ref</text:span><text:span text:style-name="T1">{ahvp}. The main challenge of evaluating Equation </text:span><text:span text:style-name="T3">\ref</text:span><text:span text:style-name="T1">{ahvp} on the lattice is due the need for large lattice dimensions at </text:span><text:span text:style-name="T2">$\mathcal{O}(10\mathrm{fm})$</text:span><text:span text:style-name="T1">, which is much too expensive for current computational resources. To this end, we explored two methods. The first is in switching the kernel function in Equation </text:span><text:span text:style-name="T3">\ref</text:span><text:span text:style-name="T1">{ahvp} into its time-momentum representation, </text:span><text:span text:style-name="T2">$\tilde{K}(t;m_\mu)$</text:span><text:span text:style-name="T1">. This gives us an explicit expression for the kernel function with an accuracy up to </text:span><text:span text:style-name="T2">$\mathcal{O}(10^{-6})$</text:span><text:span text:style-name="T1">. Another strategy to evaluate Equation </text:span><text:span text:style-name="T3">\ref</text:span><text:span text:style-name="T1">{ahvp} is to find an expression for the once subtracted vacuum polarisation function, </text:span><text:span text:style-name="T2">$\hat{\Pi}(Q^2)$</text:span><text:span text:style-name="T1">. The key insight proposed by Della Morte </text:span><text:span text:style-name="T3">\textit</text:span><text:span text:style-name="T1">{et al.} in </text:span><text:span text:style-name="T3">\cite</text:span><text:span text:style-name="T1">{dellamorte} is a hybrid strategy, where one can use the time moments as coefficients for the Pad</text:span><text:span text:style-name="T3">\'e</text:span><text:span text:style-name="T1"> approximants to determine </text:span><text:span text:style-name="T2">$\hat{\Pi}(Q^2)$</text:span><text:span text:style-name="T1"> at low </text:span><text:span text:style-name="T2">$Q^2$</text:span><text:span text:style-name="T1">. The hadronic vacuum polarisation contribution to </text:span><text:span text:style-name="T2">$a_\mu^\mathrm{had}$</text:span><text:span text:style-name="T1"> due to the up, down, strange and charm quarks in time-momentum representation (TMR) and the hybrid strategy are summarised below</text:span><text:span text:style-name="T3">\cite</text:span><text:span text:style-name="T1">{dellamorte}</text:span></text:p>
      <text:p text:style-name="P5"><text:span text:style-name="T1"/></text:p>
      <text:p text:style-name="P1"><text:span text:style-name="T3">\noindent</text:span><text:span text:style-name="T1"> where the first uncertainty is due to statistical error and the second is due to systematic error.</text:span></text:p>
      <text:p text:style-name="P1"><text:span text:style-name="T1">In principle,the contributions due to hadronic light-by-light scattering processes can be evaluated on the lattice using Equation </text:span><text:span text:style-name="T3">\ref</text:span><text:span text:style-name="T1">{Feynman amplitude full}. However, this is computationally expensive and alternative methods are used instead. The first explored in this review looks for a new method to introduce stochastic effects. This involves exploiting the translation covariance of the Feynman amplitude to shift its spacetime arguments by an average value that we can set. The second method involves deriving an expression for the amplitude moments and using it to compute the form factor, </text:span><text:span text:style-name="T2">$F_2(0)$</text:span><text:span text:style-name="T1"> on the lattice. The symmetry of the setup is such that the total amplitude receives most of the contribution at the origin of the lattice and becomes exponentially suppressed in the limit of infinite volume. Below, we quote the HLbL contribution to </text:span><text:span text:style-name="T2">$a_\mu$</text:span><text:span text:style-name="T1"> according to Blum</text:span><text:span text:style-name="T3">\cite</text:span><text:span text:style-name="T1">{blum}</text:span></text:p>
      <text:p text:style-name="P5"><text:soft-page-break/><text:span text:style-name="T1"/></text:p>
      <text:p text:style-name="P1"><text:span text:style-name="T3">\noindent</text:span><text:span text:style-name="T1"> where the uncertainty quoted is due to statistical errors.</text:span></text:p>
      <text:p text:style-name="P1"><text:span text:style-name="T1">The discrepancy between the experimentally measured and theoretically predicted values of </text:span><text:span text:style-name="T2">$a_\mu$</text:span><text:span text:style-name="T1"> currently stands at 3.6</text:span><text:span text:style-name="T2">$\sigma$</text:span><text:span text:style-name="T3">\cite</text:span><text:span text:style-name="T1">{lehnerg2}. It is clear from Aoyama's work</text:span><text:span text:style-name="T3">\cite</text:span><text:span text:style-name="T1">{aoyama} that while higher order corrections can reduce </text:span><text:span text:style-name="T2">$a_\mu^\mathrm{exp} - a_\mu^\mathrm{SM}$</text:span><text:span text:style-name="T1">, improving the precision of hadronic contributions to </text:span><text:span text:style-name="T2">$a_\mu^\mathrm{SM}$</text:span><text:span text:style-name="T1"> will provide the final say as to whether this discrepancy is an indication of new physics or otherwise. </text:span></text:p>
      <text:p text:style-name="P8">\newpage</text:p>
      <text:p text:style-name="P5"><text:span text:style-name="T3">\bibliographystyle</text:span><text:span text:style-name="T1">{ieeetr} </text:span><text:span text:style-name="T6">%the command ieeetr sorts citations in order <text:s/>of appearance</text:span></text:p>
      <text:p text:style-name="P1"><text:span text:style-name="T3">\</text:span><text:span text:style-name="T5">bibliography{muBib}</text:span></text:p>
      <text:p text:style-name="P1"><text:span text:style-name="T4">\end</text:span><text:span text:style-name="T1">{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9:34:44.913187737</meta:creation-date>
    <dc:date>2018-04-16T19:54:07.143280749</dc:date>
    <meta:editing-duration>PT2M52S</meta:editing-duration>
    <meta:editing-cycles>1</meta:editing-cycles>
    <meta:document-statistic meta:table-count="0" meta:image-count="0" meta:object-count="0" meta:page-count="18" meta:paragraph-count="201" meta:word-count="7544" meta:character-count="51556" meta:non-whitespace-character-count="44147"/>
    <meta:generator>LibreOffice/5.1.6.2$Linux_X86_64 LibreOffice_project/10m0$Build-2</meta:generator>
  </office:meta>
</office:document-meta>
</file>